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31pt solid #000000"/>
      <style:paragraph-properties fo:text-align="center" fo:margin-left="0cm"/>
    </style:style>
    <style:style style:name="ce2" style:family="table-cell" style:parent-style-name="Default">
      <style:table-cell-properties fo:border="0.31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>
        <table:shapes>
          <draw:frame draw:z-index="0" draw:style-name="gr1" svg:width="16.783cm" svg:height="12.689cm" svg:x="0.27cm" svg:y="0.214cm">
            <draw:object draw:notify-on-update-of-ranges="Sheet1.O1:Sheet1.O182 Sheet1.M2:Sheet1.M1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ce3"/>
          <table:table-cell table:number-columns-repeated="8"/>
          <table:table-cell table:style-name="ce3" office:value-type="string">
            <text:p>Temp, C</text:p>
          </table:table-cell>
          <table:table-cell table:style-name="ce3"/>
          <table:table-cell table:style-name="ce3" office:value-type="string">
            <text:p>Speed, %</text:p>
          </table:table-cell>
        </table:table-row>
        <table:table-row table:style-name="ro2">
          <table:table-cell table:number-columns-repeated="12"/>
          <table:table-cell office:value-type="float" office:value="20">
            <text:p>20</text:p>
          </table:table-cell>
          <table:table-cell table:formula="of:=IF(([.M2]+[.$E$33])&lt;20;20;[.M2]+[.$E$33])" office:value-type="float" office:value="20">
            <text:p>20</text:p>
          </table:table-cell>
          <table:table-cell table:formula="of:=ROUNDDOWN(IF(([.N2]*[.N2]*[.$C$33]/1000+[.$D$33])&gt;100;100;IF(([.N2]*[.N2]*[.$C$33]/1000+[.$D$33])&lt;20;20;[.N2]*[.N2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1">
            <text:p>21</text:p>
          </table:table-cell>
          <table:table-cell table:formula="of:=IF(([.M3]+[.$E$33])&lt;20;20;[.M3]+[.$E$33])" office:value-type="float" office:value="20">
            <text:p>20</text:p>
          </table:table-cell>
          <table:table-cell table:formula="of:=ROUNDDOWN(IF(([.N3]*[.N3]*[.$C$33]/1000+[.$D$33])&gt;100;100;IF(([.N3]*[.N3]*[.$C$33]/1000+[.$D$33])&lt;20;20;[.N3]*[.N3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2">
            <text:p>22</text:p>
          </table:table-cell>
          <table:table-cell table:formula="of:=IF(([.M4]+[.$E$33])&lt;20;20;[.M4]+[.$E$33])" office:value-type="float" office:value="20">
            <text:p>20</text:p>
          </table:table-cell>
          <table:table-cell table:formula="of:=ROUNDDOWN(IF(([.N4]*[.N4]*[.$C$33]/1000+[.$D$33])&gt;100;100;IF(([.N4]*[.N4]*[.$C$33]/1000+[.$D$33])&lt;20;20;[.N4]*[.N4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3">
            <text:p>23</text:p>
          </table:table-cell>
          <table:table-cell table:formula="of:=IF(([.M5]+[.$E$33])&lt;20;20;[.M5]+[.$E$33])" office:value-type="float" office:value="20">
            <text:p>20</text:p>
          </table:table-cell>
          <table:table-cell table:formula="of:=ROUNDDOWN(IF(([.N5]*[.N5]*[.$C$33]/1000+[.$D$33])&gt;100;100;IF(([.N5]*[.N5]*[.$C$33]/1000+[.$D$33])&lt;20;20;[.N5]*[.N5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4">
            <text:p>24</text:p>
          </table:table-cell>
          <table:table-cell table:formula="of:=IF(([.M6]+[.$E$33])&lt;20;20;[.M6]+[.$E$33])" office:value-type="float" office:value="20">
            <text:p>20</text:p>
          </table:table-cell>
          <table:table-cell table:formula="of:=ROUNDDOWN(IF(([.N6]*[.N6]*[.$C$33]/1000+[.$D$33])&gt;100;100;IF(([.N6]*[.N6]*[.$C$33]/1000+[.$D$33])&lt;20;20;[.N6]*[.N6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5">
            <text:p>25</text:p>
          </table:table-cell>
          <table:table-cell table:formula="of:=IF(([.M7]+[.$E$33])&lt;20;20;[.M7]+[.$E$33])" office:value-type="float" office:value="20">
            <text:p>20</text:p>
          </table:table-cell>
          <table:table-cell table:formula="of:=ROUNDDOWN(IF(([.N7]*[.N7]*[.$C$33]/1000+[.$D$33])&gt;100;100;IF(([.N7]*[.N7]*[.$C$33]/1000+[.$D$33])&lt;20;20;[.N7]*[.N7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6">
            <text:p>26</text:p>
          </table:table-cell>
          <table:table-cell table:formula="of:=IF(([.M8]+[.$E$33])&lt;20;20;[.M8]+[.$E$33])" office:value-type="float" office:value="20">
            <text:p>20</text:p>
          </table:table-cell>
          <table:table-cell table:formula="of:=ROUNDDOWN(IF(([.N8]*[.N8]*[.$C$33]/1000+[.$D$33])&gt;100;100;IF(([.N8]*[.N8]*[.$C$33]/1000+[.$D$33])&lt;20;20;[.N8]*[.N8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7">
            <text:p>27</text:p>
          </table:table-cell>
          <table:table-cell table:formula="of:=IF(([.M9]+[.$E$33])&lt;20;20;[.M9]+[.$E$33])" office:value-type="float" office:value="20">
            <text:p>20</text:p>
          </table:table-cell>
          <table:table-cell table:formula="of:=ROUNDDOWN(IF(([.N9]*[.N9]*[.$C$33]/1000+[.$D$33])&gt;100;100;IF(([.N9]*[.N9]*[.$C$33]/1000+[.$D$33])&lt;20;20;[.N9]*[.N9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8">
            <text:p>28</text:p>
          </table:table-cell>
          <table:table-cell table:formula="of:=IF(([.M10]+[.$E$33])&lt;20;20;[.M10]+[.$E$33])" office:value-type="float" office:value="20">
            <text:p>20</text:p>
          </table:table-cell>
          <table:table-cell table:formula="of:=ROUNDDOWN(IF(([.N10]*[.N10]*[.$C$33]/1000+[.$D$33])&gt;100;100;IF(([.N10]*[.N10]*[.$C$33]/1000+[.$D$33])&lt;20;20;[.N10]*[.N10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29">
            <text:p>29</text:p>
          </table:table-cell>
          <table:table-cell table:formula="of:=IF(([.M11]+[.$E$33])&lt;20;20;[.M11]+[.$E$33])" office:value-type="float" office:value="20">
            <text:p>20</text:p>
          </table:table-cell>
          <table:table-cell table:formula="of:=ROUNDDOWN(IF(([.N11]*[.N11]*[.$C$33]/1000+[.$D$33])&gt;100;100;IF(([.N11]*[.N11]*[.$C$33]/1000+[.$D$33])&lt;20;20;[.N11]*[.N11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0">
            <text:p>30</text:p>
          </table:table-cell>
          <table:table-cell table:formula="of:=IF(([.M12]+[.$E$33])&lt;20;20;[.M12]+[.$E$33])" office:value-type="float" office:value="20">
            <text:p>20</text:p>
          </table:table-cell>
          <table:table-cell table:formula="of:=ROUNDDOWN(IF(([.N12]*[.N12]*[.$C$33]/1000+[.$D$33])&gt;100;100;IF(([.N12]*[.N12]*[.$C$33]/1000+[.$D$33])&lt;20;20;[.N12]*[.N12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1">
            <text:p>31</text:p>
          </table:table-cell>
          <table:table-cell table:formula="of:=IF(([.M13]+[.$E$33])&lt;20;20;[.M13]+[.$E$33])" office:value-type="float" office:value="20">
            <text:p>20</text:p>
          </table:table-cell>
          <table:table-cell table:formula="of:=ROUNDDOWN(IF(([.N13]*[.N13]*[.$C$33]/1000+[.$D$33])&gt;100;100;IF(([.N13]*[.N13]*[.$C$33]/1000+[.$D$33])&lt;20;20;[.N13]*[.N13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2">
            <text:p>32</text:p>
          </table:table-cell>
          <table:table-cell table:formula="of:=IF(([.M14]+[.$E$33])&lt;20;20;[.M14]+[.$E$33])" office:value-type="float" office:value="20">
            <text:p>20</text:p>
          </table:table-cell>
          <table:table-cell table:formula="of:=ROUNDDOWN(IF(([.N14]*[.N14]*[.$C$33]/1000+[.$D$33])&gt;100;100;IF(([.N14]*[.N14]*[.$C$33]/1000+[.$D$33])&lt;20;20;[.N14]*[.N14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3">
            <text:p>33</text:p>
          </table:table-cell>
          <table:table-cell table:formula="of:=IF(([.M15]+[.$E$33])&lt;20;20;[.M15]+[.$E$33])" office:value-type="float" office:value="20">
            <text:p>20</text:p>
          </table:table-cell>
          <table:table-cell table:formula="of:=ROUNDDOWN(IF(([.N15]*[.N15]*[.$C$33]/1000+[.$D$33])&gt;100;100;IF(([.N15]*[.N15]*[.$C$33]/1000+[.$D$33])&lt;20;20;[.N15]*[.N15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4">
            <text:p>34</text:p>
          </table:table-cell>
          <table:table-cell table:formula="of:=IF(([.M16]+[.$E$33])&lt;20;20;[.M16]+[.$E$33])" office:value-type="float" office:value="20">
            <text:p>20</text:p>
          </table:table-cell>
          <table:table-cell table:formula="of:=ROUNDDOWN(IF(([.N16]*[.N16]*[.$C$33]/1000+[.$D$33])&gt;100;100;IF(([.N16]*[.N16]*[.$C$33]/1000+[.$D$33])&lt;20;20;[.N16]*[.N16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5">
            <text:p>35</text:p>
          </table:table-cell>
          <table:table-cell table:formula="of:=IF(([.M17]+[.$E$33])&lt;20;20;[.M17]+[.$E$33])" office:value-type="float" office:value="20">
            <text:p>20</text:p>
          </table:table-cell>
          <table:table-cell table:formula="of:=ROUNDDOWN(IF(([.N17]*[.N17]*[.$C$33]/1000+[.$D$33])&gt;100;100;IF(([.N17]*[.N17]*[.$C$33]/1000+[.$D$33])&lt;20;20;[.N17]*[.N17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6">
            <text:p>36</text:p>
          </table:table-cell>
          <table:table-cell table:formula="of:=IF(([.M18]+[.$E$33])&lt;20;20;[.M18]+[.$E$33])" office:value-type="float" office:value="20">
            <text:p>20</text:p>
          </table:table-cell>
          <table:table-cell table:formula="of:=ROUNDDOWN(IF(([.N18]*[.N18]*[.$C$33]/1000+[.$D$33])&gt;100;100;IF(([.N18]*[.N18]*[.$C$33]/1000+[.$D$33])&lt;20;20;[.N18]*[.N18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7">
            <text:p>37</text:p>
          </table:table-cell>
          <table:table-cell table:formula="of:=IF(([.M19]+[.$E$33])&lt;20;20;[.M19]+[.$E$33])" office:value-type="float" office:value="20">
            <text:p>20</text:p>
          </table:table-cell>
          <table:table-cell table:formula="of:=ROUNDDOWN(IF(([.N19]*[.N19]*[.$C$33]/1000+[.$D$33])&gt;100;100;IF(([.N19]*[.N19]*[.$C$33]/1000+[.$D$33])&lt;20;20;[.N19]*[.N19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8">
            <text:p>38</text:p>
          </table:table-cell>
          <table:table-cell table:formula="of:=IF(([.M20]+[.$E$33])&lt;20;20;[.M20]+[.$E$33])" office:value-type="float" office:value="20">
            <text:p>20</text:p>
          </table:table-cell>
          <table:table-cell table:formula="of:=ROUNDDOWN(IF(([.N20]*[.N20]*[.$C$33]/1000+[.$D$33])&gt;100;100;IF(([.N20]*[.N20]*[.$C$33]/1000+[.$D$33])&lt;20;20;[.N20]*[.N20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39">
            <text:p>39</text:p>
          </table:table-cell>
          <table:table-cell table:formula="of:=IF(([.M21]+[.$E$33])&lt;20;20;[.M21]+[.$E$33])" office:value-type="float" office:value="20">
            <text:p>20</text:p>
          </table:table-cell>
          <table:table-cell table:formula="of:=ROUNDDOWN(IF(([.N21]*[.N21]*[.$C$33]/1000+[.$D$33])&gt;100;100;IF(([.N21]*[.N21]*[.$C$33]/1000+[.$D$33])&lt;20;20;[.N21]*[.N21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0">
            <text:p>40</text:p>
          </table:table-cell>
          <table:table-cell table:formula="of:=IF(([.M22]+[.$E$33])&lt;20;20;[.M22]+[.$E$33])" office:value-type="float" office:value="20">
            <text:p>20</text:p>
          </table:table-cell>
          <table:table-cell table:formula="of:=ROUNDDOWN(IF(([.N22]*[.N22]*[.$C$33]/1000+[.$D$33])&gt;100;100;IF(([.N22]*[.N22]*[.$C$33]/1000+[.$D$33])&lt;20;20;[.N22]*[.N22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1">
            <text:p>41</text:p>
          </table:table-cell>
          <table:table-cell table:formula="of:=IF(([.M23]+[.$E$33])&lt;20;20;[.M23]+[.$E$33])" office:value-type="float" office:value="20">
            <text:p>20</text:p>
          </table:table-cell>
          <table:table-cell table:formula="of:=ROUNDDOWN(IF(([.N23]*[.N23]*[.$C$33]/1000+[.$D$33])&gt;100;100;IF(([.N23]*[.N23]*[.$C$33]/1000+[.$D$33])&lt;20;20;[.N23]*[.N23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2">
            <text:p>42</text:p>
          </table:table-cell>
          <table:table-cell table:formula="of:=IF(([.M24]+[.$E$33])&lt;20;20;[.M24]+[.$E$33])" office:value-type="float" office:value="20">
            <text:p>20</text:p>
          </table:table-cell>
          <table:table-cell table:formula="of:=ROUNDDOWN(IF(([.N24]*[.N24]*[.$C$33]/1000+[.$D$33])&gt;100;100;IF(([.N24]*[.N24]*[.$C$33]/1000+[.$D$33])&lt;20;20;[.N24]*[.N24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3">
            <text:p>43</text:p>
          </table:table-cell>
          <table:table-cell table:formula="of:=IF(([.M25]+[.$E$33])&lt;20;20;[.M25]+[.$E$33])" office:value-type="float" office:value="20">
            <text:p>20</text:p>
          </table:table-cell>
          <table:table-cell table:formula="of:=ROUNDDOWN(IF(([.N25]*[.N25]*[.$C$33]/1000+[.$D$33])&gt;100;100;IF(([.N25]*[.N25]*[.$C$33]/1000+[.$D$33])&lt;20;20;[.N25]*[.N25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4">
            <text:p>44</text:p>
          </table:table-cell>
          <table:table-cell table:formula="of:=IF(([.M26]+[.$E$33])&lt;20;20;[.M26]+[.$E$33])" office:value-type="float" office:value="20">
            <text:p>20</text:p>
          </table:table-cell>
          <table:table-cell table:formula="of:=ROUNDDOWN(IF(([.N26]*[.N26]*[.$C$33]/1000+[.$D$33])&gt;100;100;IF(([.N26]*[.N26]*[.$C$33]/1000+[.$D$33])&lt;20;20;[.N26]*[.N26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5">
            <text:p>45</text:p>
          </table:table-cell>
          <table:table-cell table:formula="of:=IF(([.M27]+[.$E$33])&lt;20;20;[.M27]+[.$E$33])" office:value-type="float" office:value="20">
            <text:p>20</text:p>
          </table:table-cell>
          <table:table-cell table:formula="of:=ROUNDDOWN(IF(([.N27]*[.N27]*[.$C$33]/1000+[.$D$33])&gt;100;100;IF(([.N27]*[.N27]*[.$C$33]/1000+[.$D$33])&lt;20;20;[.N27]*[.N27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6">
            <text:p>46</text:p>
          </table:table-cell>
          <table:table-cell table:formula="of:=IF(([.M28]+[.$E$33])&lt;20;20;[.M28]+[.$E$33])" office:value-type="float" office:value="20">
            <text:p>20</text:p>
          </table:table-cell>
          <table:table-cell table:formula="of:=ROUNDDOWN(IF(([.N28]*[.N28]*[.$C$33]/1000+[.$D$33])&gt;100;100;IF(([.N28]*[.N28]*[.$C$33]/1000+[.$D$33])&lt;20;20;[.N28]*[.N28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7">
            <text:p>47</text:p>
          </table:table-cell>
          <table:table-cell table:formula="of:=IF(([.M29]+[.$E$33])&lt;20;20;[.M29]+[.$E$33])" office:value-type="float" office:value="20">
            <text:p>20</text:p>
          </table:table-cell>
          <table:table-cell table:formula="of:=ROUNDDOWN(IF(([.N29]*[.N29]*[.$C$33]/1000+[.$D$33])&gt;100;100;IF(([.N29]*[.N29]*[.$C$33]/1000+[.$D$33])&lt;20;20;[.N29]*[.N29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8">
            <text:p>48</text:p>
          </table:table-cell>
          <table:table-cell table:formula="of:=IF(([.M30]+[.$E$33])&lt;20;20;[.M30]+[.$E$33])" office:value-type="float" office:value="21">
            <text:p>21</text:p>
          </table:table-cell>
          <table:table-cell table:formula="of:=ROUNDDOWN(IF(([.N30]*[.N30]*[.$C$33]/1000+[.$D$33])&gt;100;100;IF(([.N30]*[.N30]*[.$C$33]/1000+[.$D$33])&lt;20;20;[.N30]*[.N30]*[.$C$33]/1000+[.$D$33])))" office:value-type="float" office:value="20">
            <text:p>20</text:p>
          </table:table-cell>
        </table:table-row>
        <table:table-row table:style-name="ro2">
          <table:table-cell table:number-columns-repeated="12"/>
          <table:table-cell office:value-type="float" office:value="49">
            <text:p>49</text:p>
          </table:table-cell>
          <table:table-cell table:formula="of:=IF(([.M31]+[.$E$33])&lt;20;20;[.M31]+[.$E$33])" office:value-type="float" office:value="22">
            <text:p>22</text:p>
          </table:table-cell>
          <table:table-cell table:formula="of:=ROUNDDOWN(IF(([.N31]*[.N31]*[.$C$33]/1000+[.$D$33])&gt;100;100;IF(([.N31]*[.N31]*[.$C$33]/1000+[.$D$33])&lt;20;20;[.N31]*[.N31]*[.$C$33]/1000+[.$D$33])))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ce1" office:value-type="string">
            <text:p>coefficient</text:p>
          </table:table-cell>
          <table:table-cell table:style-name="ce1" office:value-type="string">
            <text:p><text:span text:style-name="T1">constant</text:span></text:p>
          </table:table-cell>
          <table:table-cell table:style-name="ce1" office:value-type="string">
            <text:p>shiftCoef</text:p>
          </table:table-cell>
          <table:table-cell table:number-columns-repeated="7"/>
          <table:table-cell office:value-type="float" office:value="50">
            <text:p>50</text:p>
          </table:table-cell>
          <table:table-cell table:formula="of:=IF(([.M32]+[.$E$33])&lt;20;20;[.M32]+[.$E$33])" office:value-type="float" office:value="23">
            <text:p>23</text:p>
          </table:table-cell>
          <table:table-cell table:formula="of:=ROUNDDOWN(IF(([.N32]*[.N32]*[.$C$33]/1000+[.$D$33])&gt;100;100;IF(([.N32]*[.N32]*[.$C$33]/1000+[.$D$33])&lt;20;20;[.N32]*[.N32]*[.$C$33]/1000+[.$D$33])))" office:value-type="float" office:value="20">
            <text:p>20</text:p>
          </table:table-cell>
        </table:table-row>
        <table:table-row table:style-name="ro2">
          <table:table-cell table:number-columns-repeated="2"/>
          <table:table-cell table:style-name="ce2" office:value-type="float" office:value="37">
            <text:p>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27">
            <text:p>-27</text:p>
          </table:table-cell>
          <table:table-cell table:number-columns-repeated="7"/>
          <table:table-cell office:value-type="float" office:value="51">
            <text:p>51</text:p>
          </table:table-cell>
          <table:table-cell table:formula="of:=IF(([.M33]+[.$E$33])&lt;20;20;[.M33]+[.$E$33])" office:value-type="float" office:value="24">
            <text:p>24</text:p>
          </table:table-cell>
          <table:table-cell table:formula="of:=ROUNDDOWN(IF(([.N33]*[.N33]*[.$C$33]/1000+[.$D$33])&gt;100;100;IF(([.N33]*[.N33]*[.$C$33]/1000+[.$D$33])&lt;20;20;[.N33]*[.N33]*[.$C$33]/1000+[.$D$33])))" office:value-type="float" office:value="21">
            <text:p>21</text:p>
          </table:table-cell>
        </table:table-row>
        <table:table-row table:style-name="ro2">
          <table:table-cell table:number-columns-repeated="12"/>
          <table:table-cell office:value-type="float" office:value="52">
            <text:p>52</text:p>
          </table:table-cell>
          <table:table-cell table:formula="of:=IF(([.M34]+[.$E$33])&lt;20;20;[.M34]+[.$E$33])" office:value-type="float" office:value="25">
            <text:p>25</text:p>
          </table:table-cell>
          <table:table-cell table:formula="of:=ROUNDDOWN(IF(([.N34]*[.N34]*[.$C$33]/1000+[.$D$33])&gt;100;100;IF(([.N34]*[.N34]*[.$C$33]/1000+[.$D$33])&lt;20;20;[.N34]*[.N34]*[.$C$33]/1000+[.$D$33])))" office:value-type="float" office:value="23">
            <text:p>23</text:p>
          </table:table-cell>
        </table:table-row>
        <table:table-row table:style-name="ro2">
          <table:table-cell table:number-columns-repeated="12"/>
          <table:table-cell office:value-type="float" office:value="53">
            <text:p>53</text:p>
          </table:table-cell>
          <table:table-cell table:formula="of:=IF(([.M35]+[.$E$33])&lt;20;20;[.M35]+[.$E$33])" office:value-type="float" office:value="26">
            <text:p>26</text:p>
          </table:table-cell>
          <table:table-cell table:formula="of:=ROUNDDOWN(IF(([.N35]*[.N35]*[.$C$33]/1000+[.$D$33])&gt;100;100;IF(([.N35]*[.N35]*[.$C$33]/1000+[.$D$33])&lt;20;20;[.N35]*[.N35]*[.$C$33]/1000+[.$D$33])))" office:value-type="float" office:value="25">
            <text:p>25</text:p>
          </table:table-cell>
        </table:table-row>
        <table:table-row table:style-name="ro2">
          <table:table-cell table:number-columns-repeated="12"/>
          <table:table-cell office:value-type="float" office:value="54">
            <text:p>54</text:p>
          </table:table-cell>
          <table:table-cell table:formula="of:=IF(([.M36]+[.$E$33])&lt;20;20;[.M36]+[.$E$33])" office:value-type="float" office:value="27">
            <text:p>27</text:p>
          </table:table-cell>
          <table:table-cell table:formula="of:=ROUNDDOWN(IF(([.N36]*[.N36]*[.$C$33]/1000+[.$D$33])&gt;100;100;IF(([.N36]*[.N36]*[.$C$33]/1000+[.$D$33])&lt;20;20;[.N36]*[.N36]*[.$C$33]/1000+[.$D$33])))" office:value-type="float" office:value="26">
            <text:p>26</text:p>
          </table:table-cell>
        </table:table-row>
        <table:table-row table:style-name="ro2">
          <table:table-cell table:number-columns-repeated="12"/>
          <table:table-cell office:value-type="float" office:value="55">
            <text:p>55</text:p>
          </table:table-cell>
          <table:table-cell table:formula="of:=IF(([.M37]+[.$E$33])&lt;20;20;[.M37]+[.$E$33])" office:value-type="float" office:value="28">
            <text:p>28</text:p>
          </table:table-cell>
          <table:table-cell table:formula="of:=ROUNDDOWN(IF(([.N37]*[.N37]*[.$C$33]/1000+[.$D$33])&gt;100;100;IF(([.N37]*[.N37]*[.$C$33]/1000+[.$D$33])&lt;20;20;[.N37]*[.N37]*[.$C$33]/1000+[.$D$33])))" office:value-type="float" office:value="29">
            <text:p>29</text:p>
          </table:table-cell>
        </table:table-row>
        <table:table-row table:style-name="ro2">
          <table:table-cell table:number-columns-repeated="12"/>
          <table:table-cell office:value-type="float" office:value="56">
            <text:p>56</text:p>
          </table:table-cell>
          <table:table-cell table:formula="of:=IF(([.M38]+[.$E$33])&lt;20;20;[.M38]+[.$E$33])" office:value-type="float" office:value="29">
            <text:p>29</text:p>
          </table:table-cell>
          <table:table-cell table:formula="of:=ROUNDDOWN(IF(([.N38]*[.N38]*[.$C$33]/1000+[.$D$33])&gt;100;100;IF(([.N38]*[.N38]*[.$C$33]/1000+[.$D$33])&lt;20;20;[.N38]*[.N38]*[.$C$33]/1000+[.$D$33])))" office:value-type="float" office:value="31">
            <text:p>31</text:p>
          </table:table-cell>
        </table:table-row>
        <table:table-row table:style-name="ro2">
          <table:table-cell table:number-columns-repeated="12"/>
          <table:table-cell office:value-type="float" office:value="57">
            <text:p>57</text:p>
          </table:table-cell>
          <table:table-cell table:formula="of:=IF(([.M39]+[.$E$33])&lt;20;20;[.M39]+[.$E$33])" office:value-type="float" office:value="30">
            <text:p>30</text:p>
          </table:table-cell>
          <table:table-cell table:formula="of:=ROUNDDOWN(IF(([.N39]*[.N39]*[.$C$33]/1000+[.$D$33])&gt;100;100;IF(([.N39]*[.N39]*[.$C$33]/1000+[.$D$33])&lt;20;20;[.N39]*[.N39]*[.$C$33]/1000+[.$D$33])))" office:value-type="float" office:value="33">
            <text:p>33</text:p>
          </table:table-cell>
        </table:table-row>
        <table:table-row table:style-name="ro2">
          <table:table-cell table:number-columns-repeated="12"/>
          <table:table-cell office:value-type="float" office:value="58">
            <text:p>58</text:p>
          </table:table-cell>
          <table:table-cell table:formula="of:=IF(([.M40]+[.$E$33])&lt;20;20;[.M40]+[.$E$33])" office:value-type="float" office:value="31">
            <text:p>31</text:p>
          </table:table-cell>
          <table:table-cell table:formula="of:=ROUNDDOWN(IF(([.N40]*[.N40]*[.$C$33]/1000+[.$D$33])&gt;100;100;IF(([.N40]*[.N40]*[.$C$33]/1000+[.$D$33])&lt;20;20;[.N40]*[.N40]*[.$C$33]/1000+[.$D$33])))" office:value-type="float" office:value="35">
            <text:p>35</text:p>
          </table:table-cell>
        </table:table-row>
        <table:table-row table:style-name="ro2">
          <table:table-cell table:number-columns-repeated="12"/>
          <table:table-cell office:value-type="float" office:value="59">
            <text:p>59</text:p>
          </table:table-cell>
          <table:table-cell table:formula="of:=IF(([.M41]+[.$E$33])&lt;20;20;[.M41]+[.$E$33])" office:value-type="float" office:value="32">
            <text:p>32</text:p>
          </table:table-cell>
          <table:table-cell table:formula="of:=ROUNDDOWN(IF(([.N41]*[.N41]*[.$C$33]/1000+[.$D$33])&gt;100;100;IF(([.N41]*[.N41]*[.$C$33]/1000+[.$D$33])&lt;20;20;[.N41]*[.N41]*[.$C$33]/1000+[.$D$33])))" office:value-type="float" office:value="37">
            <text:p>37</text:p>
          </table:table-cell>
        </table:table-row>
        <table:table-row table:style-name="ro2">
          <table:table-cell table:number-columns-repeated="12"/>
          <table:table-cell office:value-type="float" office:value="60">
            <text:p>60</text:p>
          </table:table-cell>
          <table:table-cell table:formula="of:=IF(([.M42]+[.$E$33])&lt;20;20;[.M42]+[.$E$33])" office:value-type="float" office:value="33">
            <text:p>33</text:p>
          </table:table-cell>
          <table:table-cell table:formula="of:=ROUNDDOWN(IF(([.N42]*[.N42]*[.$C$33]/1000+[.$D$33])&gt;100;100;IF(([.N42]*[.N42]*[.$C$33]/1000+[.$D$33])&lt;20;20;[.N42]*[.N42]*[.$C$33]/1000+[.$D$33])))" office:value-type="float" office:value="40">
            <text:p>40</text:p>
          </table:table-cell>
        </table:table-row>
        <table:table-row table:style-name="ro2">
          <table:table-cell table:number-columns-repeated="12"/>
          <table:table-cell office:value-type="float" office:value="61">
            <text:p>61</text:p>
          </table:table-cell>
          <table:table-cell table:formula="of:=IF(([.M43]+[.$E$33])&lt;20;20;[.M43]+[.$E$33])" office:value-type="float" office:value="34">
            <text:p>34</text:p>
          </table:table-cell>
          <table:table-cell table:formula="of:=ROUNDDOWN(IF(([.N43]*[.N43]*[.$C$33]/1000+[.$D$33])&gt;100;100;IF(([.N43]*[.N43]*[.$C$33]/1000+[.$D$33])&lt;20;20;[.N43]*[.N43]*[.$C$33]/1000+[.$D$33])))" office:value-type="float" office:value="42">
            <text:p>42</text:p>
          </table:table-cell>
        </table:table-row>
        <table:table-row table:style-name="ro2">
          <table:table-cell table:number-columns-repeated="12"/>
          <table:table-cell office:value-type="float" office:value="62">
            <text:p>62</text:p>
          </table:table-cell>
          <table:table-cell table:formula="of:=IF(([.M44]+[.$E$33])&lt;20;20;[.M44]+[.$E$33])" office:value-type="float" office:value="35">
            <text:p>35</text:p>
          </table:table-cell>
          <table:table-cell table:formula="of:=ROUNDDOWN(IF(([.N44]*[.N44]*[.$C$33]/1000+[.$D$33])&gt;100;100;IF(([.N44]*[.N44]*[.$C$33]/1000+[.$D$33])&lt;20;20;[.N44]*[.N44]*[.$C$33]/1000+[.$D$33])))" office:value-type="float" office:value="45">
            <text:p>45</text:p>
          </table:table-cell>
        </table:table-row>
        <table:table-row table:style-name="ro2">
          <table:table-cell table:number-columns-repeated="12"/>
          <table:table-cell office:value-type="float" office:value="63">
            <text:p>63</text:p>
          </table:table-cell>
          <table:table-cell table:formula="of:=IF(([.M45]+[.$E$33])&lt;20;20;[.M45]+[.$E$33])" office:value-type="float" office:value="36">
            <text:p>36</text:p>
          </table:table-cell>
          <table:table-cell table:formula="of:=ROUNDDOWN(IF(([.N45]*[.N45]*[.$C$33]/1000+[.$D$33])&gt;100;100;IF(([.N45]*[.N45]*[.$C$33]/1000+[.$D$33])&lt;20;20;[.N45]*[.N45]*[.$C$33]/1000+[.$D$33])))" office:value-type="float" office:value="47">
            <text:p>47</text:p>
          </table:table-cell>
        </table:table-row>
        <table:table-row table:style-name="ro2">
          <table:table-cell table:number-columns-repeated="12"/>
          <table:table-cell office:value-type="float" office:value="64">
            <text:p>64</text:p>
          </table:table-cell>
          <table:table-cell table:formula="of:=IF(([.M46]+[.$E$33])&lt;20;20;[.M46]+[.$E$33])" office:value-type="float" office:value="37">
            <text:p>37</text:p>
          </table:table-cell>
          <table:table-cell table:formula="of:=ROUNDDOWN(IF(([.N46]*[.N46]*[.$C$33]/1000+[.$D$33])&gt;100;100;IF(([.N46]*[.N46]*[.$C$33]/1000+[.$D$33])&lt;20;20;[.N46]*[.N46]*[.$C$33]/1000+[.$D$33])))" office:value-type="float" office:value="50">
            <text:p>50</text:p>
          </table:table-cell>
        </table:table-row>
        <table:table-row table:style-name="ro2">
          <table:table-cell table:number-columns-repeated="12"/>
          <table:table-cell office:value-type="float" office:value="65">
            <text:p>65</text:p>
          </table:table-cell>
          <table:table-cell table:formula="of:=IF(([.M47]+[.$E$33])&lt;20;20;[.M47]+[.$E$33])" office:value-type="float" office:value="38">
            <text:p>38</text:p>
          </table:table-cell>
          <table:table-cell table:formula="of:=ROUNDDOWN(IF(([.N47]*[.N47]*[.$C$33]/1000+[.$D$33])&gt;100;100;IF(([.N47]*[.N47]*[.$C$33]/1000+[.$D$33])&lt;20;20;[.N47]*[.N47]*[.$C$33]/1000+[.$D$33])))" office:value-type="float" office:value="53">
            <text:p>53</text:p>
          </table:table-cell>
        </table:table-row>
        <table:table-row table:style-name="ro2">
          <table:table-cell table:number-columns-repeated="12"/>
          <table:table-cell office:value-type="float" office:value="66">
            <text:p>66</text:p>
          </table:table-cell>
          <table:table-cell table:formula="of:=IF(([.M48]+[.$E$33])&lt;20;20;[.M48]+[.$E$33])" office:value-type="float" office:value="39">
            <text:p>39</text:p>
          </table:table-cell>
          <table:table-cell table:formula="of:=ROUNDDOWN(IF(([.N48]*[.N48]*[.$C$33]/1000+[.$D$33])&gt;100;100;IF(([.N48]*[.N48]*[.$C$33]/1000+[.$D$33])&lt;20;20;[.N48]*[.N48]*[.$C$33]/1000+[.$D$33])))" office:value-type="float" office:value="56">
            <text:p>56</text:p>
          </table:table-cell>
        </table:table-row>
        <table:table-row table:style-name="ro2">
          <table:table-cell table:number-columns-repeated="12"/>
          <table:table-cell office:value-type="float" office:value="67">
            <text:p>67</text:p>
          </table:table-cell>
          <table:table-cell table:formula="of:=IF(([.M49]+[.$E$33])&lt;20;20;[.M49]+[.$E$33])" office:value-type="float" office:value="40">
            <text:p>40</text:p>
          </table:table-cell>
          <table:table-cell table:formula="of:=ROUNDDOWN(IF(([.N49]*[.N49]*[.$C$33]/1000+[.$D$33])&gt;100;100;IF(([.N49]*[.N49]*[.$C$33]/1000+[.$D$33])&lt;20;20;[.N49]*[.N49]*[.$C$33]/1000+[.$D$33])))" office:value-type="float" office:value="59">
            <text:p>59</text:p>
          </table:table-cell>
        </table:table-row>
        <table:table-row table:style-name="ro2">
          <table:table-cell table:number-columns-repeated="12"/>
          <table:table-cell office:value-type="float" office:value="68">
            <text:p>68</text:p>
          </table:table-cell>
          <table:table-cell table:formula="of:=IF(([.M50]+[.$E$33])&lt;20;20;[.M50]+[.$E$33])" office:value-type="float" office:value="41">
            <text:p>41</text:p>
          </table:table-cell>
          <table:table-cell table:formula="of:=ROUNDDOWN(IF(([.N50]*[.N50]*[.$C$33]/1000+[.$D$33])&gt;100;100;IF(([.N50]*[.N50]*[.$C$33]/1000+[.$D$33])&lt;20;20;[.N50]*[.N50]*[.$C$33]/1000+[.$D$33])))" office:value-type="float" office:value="62">
            <text:p>62</text:p>
          </table:table-cell>
        </table:table-row>
        <table:table-row table:style-name="ro2">
          <table:table-cell table:number-columns-repeated="12"/>
          <table:table-cell office:value-type="float" office:value="69">
            <text:p>69</text:p>
          </table:table-cell>
          <table:table-cell table:formula="of:=IF(([.M51]+[.$E$33])&lt;20;20;[.M51]+[.$E$33])" office:value-type="float" office:value="42">
            <text:p>42</text:p>
          </table:table-cell>
          <table:table-cell table:formula="of:=ROUNDDOWN(IF(([.N51]*[.N51]*[.$C$33]/1000+[.$D$33])&gt;100;100;IF(([.N51]*[.N51]*[.$C$33]/1000+[.$D$33])&lt;20;20;[.N51]*[.N51]*[.$C$33]/1000+[.$D$33])))" office:value-type="float" office:value="65">
            <text:p>65</text:p>
          </table:table-cell>
        </table:table-row>
        <table:table-row table:style-name="ro2">
          <table:table-cell table:number-columns-repeated="12"/>
          <table:table-cell office:value-type="float" office:value="70">
            <text:p>70</text:p>
          </table:table-cell>
          <table:table-cell table:formula="of:=IF(([.M52]+[.$E$33])&lt;20;20;[.M52]+[.$E$33])" office:value-type="float" office:value="43">
            <text:p>43</text:p>
          </table:table-cell>
          <table:table-cell table:formula="of:=ROUNDDOWN(IF(([.N52]*[.N52]*[.$C$33]/1000+[.$D$33])&gt;100;100;IF(([.N52]*[.N52]*[.$C$33]/1000+[.$D$33])&lt;20;20;[.N52]*[.N52]*[.$C$33]/1000+[.$D$33])))" office:value-type="float" office:value="68">
            <text:p>68</text:p>
          </table:table-cell>
        </table:table-row>
        <table:table-row table:style-name="ro2">
          <table:table-cell table:number-columns-repeated="12"/>
          <table:table-cell office:value-type="float" office:value="71">
            <text:p>71</text:p>
          </table:table-cell>
          <table:table-cell table:formula="of:=IF(([.M53]+[.$E$33])&lt;20;20;[.M53]+[.$E$33])" office:value-type="float" office:value="44">
            <text:p>44</text:p>
          </table:table-cell>
          <table:table-cell table:formula="of:=ROUNDDOWN(IF(([.N53]*[.N53]*[.$C$33]/1000+[.$D$33])&gt;100;100;IF(([.N53]*[.N53]*[.$C$33]/1000+[.$D$33])&lt;20;20;[.N53]*[.N53]*[.$C$33]/1000+[.$D$33])))" office:value-type="float" office:value="71">
            <text:p>71</text:p>
          </table:table-cell>
        </table:table-row>
        <table:table-row table:style-name="ro2">
          <table:table-cell table:number-columns-repeated="12"/>
          <table:table-cell office:value-type="float" office:value="72">
            <text:p>72</text:p>
          </table:table-cell>
          <table:table-cell table:formula="of:=IF(([.M54]+[.$E$33])&lt;20;20;[.M54]+[.$E$33])" office:value-type="float" office:value="45">
            <text:p>45</text:p>
          </table:table-cell>
          <table:table-cell table:formula="of:=ROUNDDOWN(IF(([.N54]*[.N54]*[.$C$33]/1000+[.$D$33])&gt;100;100;IF(([.N54]*[.N54]*[.$C$33]/1000+[.$D$33])&lt;20;20;[.N54]*[.N54]*[.$C$33]/1000+[.$D$33])))" office:value-type="float" office:value="74">
            <text:p>74</text:p>
          </table:table-cell>
        </table:table-row>
        <table:table-row table:style-name="ro2">
          <table:table-cell table:number-columns-repeated="12"/>
          <table:table-cell office:value-type="float" office:value="73">
            <text:p>73</text:p>
          </table:table-cell>
          <table:table-cell table:formula="of:=IF(([.M55]+[.$E$33])&lt;20;20;[.M55]+[.$E$33])" office:value-type="float" office:value="46">
            <text:p>46</text:p>
          </table:table-cell>
          <table:table-cell table:formula="of:=ROUNDDOWN(IF(([.N55]*[.N55]*[.$C$33]/1000+[.$D$33])&gt;100;100;IF(([.N55]*[.N55]*[.$C$33]/1000+[.$D$33])&lt;20;20;[.N55]*[.N55]*[.$C$33]/1000+[.$D$33])))" office:value-type="float" office:value="78">
            <text:p>78</text:p>
          </table:table-cell>
        </table:table-row>
        <table:table-row table:style-name="ro2">
          <table:table-cell table:number-columns-repeated="12"/>
          <table:table-cell office:value-type="float" office:value="74">
            <text:p>74</text:p>
          </table:table-cell>
          <table:table-cell table:formula="of:=IF(([.M56]+[.$E$33])&lt;20;20;[.M56]+[.$E$33])" office:value-type="float" office:value="47">
            <text:p>47</text:p>
          </table:table-cell>
          <table:table-cell table:formula="of:=ROUNDDOWN(IF(([.N56]*[.N56]*[.$C$33]/1000+[.$D$33])&gt;100;100;IF(([.N56]*[.N56]*[.$C$33]/1000+[.$D$33])&lt;20;20;[.N56]*[.N56]*[.$C$33]/1000+[.$D$33])))" office:value-type="float" office:value="81">
            <text:p>81</text:p>
          </table:table-cell>
        </table:table-row>
        <table:table-row table:style-name="ro2">
          <table:table-cell table:number-columns-repeated="12"/>
          <table:table-cell office:value-type="float" office:value="75">
            <text:p>75</text:p>
          </table:table-cell>
          <table:table-cell table:formula="of:=IF(([.M57]+[.$E$33])&lt;20;20;[.M57]+[.$E$33])" office:value-type="float" office:value="48">
            <text:p>48</text:p>
          </table:table-cell>
          <table:table-cell table:formula="of:=ROUNDDOWN(IF(([.N57]*[.N57]*[.$C$33]/1000+[.$D$33])&gt;100;100;IF(([.N57]*[.N57]*[.$C$33]/1000+[.$D$33])&lt;20;20;[.N57]*[.N57]*[.$C$33]/1000+[.$D$33])))" office:value-type="float" office:value="85">
            <text:p>85</text:p>
          </table:table-cell>
        </table:table-row>
        <table:table-row table:style-name="ro2">
          <table:table-cell table:number-columns-repeated="12"/>
          <table:table-cell office:value-type="float" office:value="76">
            <text:p>76</text:p>
          </table:table-cell>
          <table:table-cell table:formula="of:=IF(([.M58]+[.$E$33])&lt;20;20;[.M58]+[.$E$33])" office:value-type="float" office:value="49">
            <text:p>49</text:p>
          </table:table-cell>
          <table:table-cell table:formula="of:=ROUNDDOWN(IF(([.N58]*[.N58]*[.$C$33]/1000+[.$D$33])&gt;100;100;IF(([.N58]*[.N58]*[.$C$33]/1000+[.$D$33])&lt;20;20;[.N58]*[.N58]*[.$C$33]/1000+[.$D$33])))" office:value-type="float" office:value="88">
            <text:p>88</text:p>
          </table:table-cell>
        </table:table-row>
        <table:table-row table:style-name="ro2">
          <table:table-cell table:number-columns-repeated="12"/>
          <table:table-cell office:value-type="float" office:value="77">
            <text:p>77</text:p>
          </table:table-cell>
          <table:table-cell table:formula="of:=IF(([.M59]+[.$E$33])&lt;20;20;[.M59]+[.$E$33])" office:value-type="float" office:value="50">
            <text:p>50</text:p>
          </table:table-cell>
          <table:table-cell table:formula="of:=ROUNDDOWN(IF(([.N59]*[.N59]*[.$C$33]/1000+[.$D$33])&gt;100;100;IF(([.N59]*[.N59]*[.$C$33]/1000+[.$D$33])&lt;20;20;[.N59]*[.N59]*[.$C$33]/1000+[.$D$33])))" office:value-type="float" office:value="92">
            <text:p>92</text:p>
          </table:table-cell>
        </table:table-row>
        <table:table-row table:style-name="ro2">
          <table:table-cell table:number-columns-repeated="12"/>
          <table:table-cell office:value-type="float" office:value="78">
            <text:p>78</text:p>
          </table:table-cell>
          <table:table-cell table:formula="of:=IF(([.M60]+[.$E$33])&lt;20;20;[.M60]+[.$E$33])" office:value-type="float" office:value="51">
            <text:p>51</text:p>
          </table:table-cell>
          <table:table-cell table:formula="of:=ROUNDDOWN(IF(([.N60]*[.N60]*[.$C$33]/1000+[.$D$33])&gt;100;100;IF(([.N60]*[.N60]*[.$C$33]/1000+[.$D$33])&lt;20;20;[.N60]*[.N60]*[.$C$33]/1000+[.$D$33])))" office:value-type="float" office:value="96">
            <text:p>96</text:p>
          </table:table-cell>
        </table:table-row>
        <table:table-row table:style-name="ro2">
          <table:table-cell table:number-columns-repeated="12"/>
          <table:table-cell office:value-type="float" office:value="79">
            <text:p>79</text:p>
          </table:table-cell>
          <table:table-cell table:formula="of:=IF(([.M61]+[.$E$33])&lt;20;20;[.M61]+[.$E$33])" office:value-type="float" office:value="52">
            <text:p>52</text:p>
          </table:table-cell>
          <table:table-cell table:formula="of:=ROUNDDOWN(IF(([.N61]*[.N61]*[.$C$33]/1000+[.$D$33])&gt;100;100;IF(([.N61]*[.N61]*[.$C$33]/1000+[.$D$33])&lt;20;20;[.N61]*[.N6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0">
            <text:p>80</text:p>
          </table:table-cell>
          <table:table-cell table:formula="of:=IF(([.M62]+[.$E$33])&lt;20;20;[.M62]+[.$E$33])" office:value-type="float" office:value="53">
            <text:p>53</text:p>
          </table:table-cell>
          <table:table-cell table:formula="of:=ROUNDDOWN(IF(([.N62]*[.N62]*[.$C$33]/1000+[.$D$33])&gt;100;100;IF(([.N62]*[.N62]*[.$C$33]/1000+[.$D$33])&lt;20;20;[.N62]*[.N6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1">
            <text:p>81</text:p>
          </table:table-cell>
          <table:table-cell table:formula="of:=IF(([.M63]+[.$E$33])&lt;20;20;[.M63]+[.$E$33])" office:value-type="float" office:value="54">
            <text:p>54</text:p>
          </table:table-cell>
          <table:table-cell table:formula="of:=ROUNDDOWN(IF(([.N63]*[.N63]*[.$C$33]/1000+[.$D$33])&gt;100;100;IF(([.N63]*[.N63]*[.$C$33]/1000+[.$D$33])&lt;20;20;[.N63]*[.N6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2">
            <text:p>82</text:p>
          </table:table-cell>
          <table:table-cell table:formula="of:=IF(([.M64]+[.$E$33])&lt;20;20;[.M64]+[.$E$33])" office:value-type="float" office:value="55">
            <text:p>55</text:p>
          </table:table-cell>
          <table:table-cell table:formula="of:=ROUNDDOWN(IF(([.N64]*[.N64]*[.$C$33]/1000+[.$D$33])&gt;100;100;IF(([.N64]*[.N64]*[.$C$33]/1000+[.$D$33])&lt;20;20;[.N64]*[.N6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3">
            <text:p>83</text:p>
          </table:table-cell>
          <table:table-cell table:formula="of:=IF(([.M65]+[.$E$33])&lt;20;20;[.M65]+[.$E$33])" office:value-type="float" office:value="56">
            <text:p>56</text:p>
          </table:table-cell>
          <table:table-cell table:formula="of:=ROUNDDOWN(IF(([.N65]*[.N65]*[.$C$33]/1000+[.$D$33])&gt;100;100;IF(([.N65]*[.N65]*[.$C$33]/1000+[.$D$33])&lt;20;20;[.N65]*[.N6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4">
            <text:p>84</text:p>
          </table:table-cell>
          <table:table-cell table:formula="of:=IF(([.M66]+[.$E$33])&lt;20;20;[.M66]+[.$E$33])" office:value-type="float" office:value="57">
            <text:p>57</text:p>
          </table:table-cell>
          <table:table-cell table:formula="of:=ROUNDDOWN(IF(([.N66]*[.N66]*[.$C$33]/1000+[.$D$33])&gt;100;100;IF(([.N66]*[.N66]*[.$C$33]/1000+[.$D$33])&lt;20;20;[.N66]*[.N6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5">
            <text:p>85</text:p>
          </table:table-cell>
          <table:table-cell table:formula="of:=IF(([.M67]+[.$E$33])&lt;20;20;[.M67]+[.$E$33])" office:value-type="float" office:value="58">
            <text:p>58</text:p>
          </table:table-cell>
          <table:table-cell table:formula="of:=ROUNDDOWN(IF(([.N67]*[.N67]*[.$C$33]/1000+[.$D$33])&gt;100;100;IF(([.N67]*[.N67]*[.$C$33]/1000+[.$D$33])&lt;20;20;[.N67]*[.N6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6">
            <text:p>86</text:p>
          </table:table-cell>
          <table:table-cell table:formula="of:=IF(([.M68]+[.$E$33])&lt;20;20;[.M68]+[.$E$33])" office:value-type="float" office:value="59">
            <text:p>59</text:p>
          </table:table-cell>
          <table:table-cell table:formula="of:=ROUNDDOWN(IF(([.N68]*[.N68]*[.$C$33]/1000+[.$D$33])&gt;100;100;IF(([.N68]*[.N68]*[.$C$33]/1000+[.$D$33])&lt;20;20;[.N68]*[.N6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7">
            <text:p>87</text:p>
          </table:table-cell>
          <table:table-cell table:formula="of:=IF(([.M69]+[.$E$33])&lt;20;20;[.M69]+[.$E$33])" office:value-type="float" office:value="60">
            <text:p>60</text:p>
          </table:table-cell>
          <table:table-cell table:formula="of:=ROUNDDOWN(IF(([.N69]*[.N69]*[.$C$33]/1000+[.$D$33])&gt;100;100;IF(([.N69]*[.N69]*[.$C$33]/1000+[.$D$33])&lt;20;20;[.N69]*[.N6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8">
            <text:p>88</text:p>
          </table:table-cell>
          <table:table-cell table:formula="of:=IF(([.M70]+[.$E$33])&lt;20;20;[.M70]+[.$E$33])" office:value-type="float" office:value="61">
            <text:p>61</text:p>
          </table:table-cell>
          <table:table-cell table:formula="of:=ROUNDDOWN(IF(([.N70]*[.N70]*[.$C$33]/1000+[.$D$33])&gt;100;100;IF(([.N70]*[.N70]*[.$C$33]/1000+[.$D$33])&lt;20;20;[.N70]*[.N7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89">
            <text:p>89</text:p>
          </table:table-cell>
          <table:table-cell table:formula="of:=IF(([.M71]+[.$E$33])&lt;20;20;[.M71]+[.$E$33])" office:value-type="float" office:value="62">
            <text:p>62</text:p>
          </table:table-cell>
          <table:table-cell table:formula="of:=ROUNDDOWN(IF(([.N71]*[.N71]*[.$C$33]/1000+[.$D$33])&gt;100;100;IF(([.N71]*[.N71]*[.$C$33]/1000+[.$D$33])&lt;20;20;[.N71]*[.N7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0">
            <text:p>90</text:p>
          </table:table-cell>
          <table:table-cell table:formula="of:=IF(([.M72]+[.$E$33])&lt;20;20;[.M72]+[.$E$33])" office:value-type="float" office:value="63">
            <text:p>63</text:p>
          </table:table-cell>
          <table:table-cell table:formula="of:=ROUNDDOWN(IF(([.N72]*[.N72]*[.$C$33]/1000+[.$D$33])&gt;100;100;IF(([.N72]*[.N72]*[.$C$33]/1000+[.$D$33])&lt;20;20;[.N72]*[.N7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1">
            <text:p>91</text:p>
          </table:table-cell>
          <table:table-cell table:formula="of:=IF(([.M73]+[.$E$33])&lt;20;20;[.M73]+[.$E$33])" office:value-type="float" office:value="64">
            <text:p>64</text:p>
          </table:table-cell>
          <table:table-cell table:formula="of:=ROUNDDOWN(IF(([.N73]*[.N73]*[.$C$33]/1000+[.$D$33])&gt;100;100;IF(([.N73]*[.N73]*[.$C$33]/1000+[.$D$33])&lt;20;20;[.N73]*[.N7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2">
            <text:p>92</text:p>
          </table:table-cell>
          <table:table-cell table:formula="of:=IF(([.M74]+[.$E$33])&lt;20;20;[.M74]+[.$E$33])" office:value-type="float" office:value="65">
            <text:p>65</text:p>
          </table:table-cell>
          <table:table-cell table:formula="of:=ROUNDDOWN(IF(([.N74]*[.N74]*[.$C$33]/1000+[.$D$33])&gt;100;100;IF(([.N74]*[.N74]*[.$C$33]/1000+[.$D$33])&lt;20;20;[.N74]*[.N7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3">
            <text:p>93</text:p>
          </table:table-cell>
          <table:table-cell table:formula="of:=IF(([.M75]+[.$E$33])&lt;20;20;[.M75]+[.$E$33])" office:value-type="float" office:value="66">
            <text:p>66</text:p>
          </table:table-cell>
          <table:table-cell table:formula="of:=ROUNDDOWN(IF(([.N75]*[.N75]*[.$C$33]/1000+[.$D$33])&gt;100;100;IF(([.N75]*[.N75]*[.$C$33]/1000+[.$D$33])&lt;20;20;[.N75]*[.N7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4">
            <text:p>94</text:p>
          </table:table-cell>
          <table:table-cell table:formula="of:=IF(([.M76]+[.$E$33])&lt;20;20;[.M76]+[.$E$33])" office:value-type="float" office:value="67">
            <text:p>67</text:p>
          </table:table-cell>
          <table:table-cell table:formula="of:=ROUNDDOWN(IF(([.N76]*[.N76]*[.$C$33]/1000+[.$D$33])&gt;100;100;IF(([.N76]*[.N76]*[.$C$33]/1000+[.$D$33])&lt;20;20;[.N76]*[.N7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5">
            <text:p>95</text:p>
          </table:table-cell>
          <table:table-cell table:formula="of:=IF(([.M77]+[.$E$33])&lt;20;20;[.M77]+[.$E$33])" office:value-type="float" office:value="68">
            <text:p>68</text:p>
          </table:table-cell>
          <table:table-cell table:formula="of:=ROUNDDOWN(IF(([.N77]*[.N77]*[.$C$33]/1000+[.$D$33])&gt;100;100;IF(([.N77]*[.N77]*[.$C$33]/1000+[.$D$33])&lt;20;20;[.N77]*[.N7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6">
            <text:p>96</text:p>
          </table:table-cell>
          <table:table-cell table:formula="of:=IF(([.M78]+[.$E$33])&lt;20;20;[.M78]+[.$E$33])" office:value-type="float" office:value="69">
            <text:p>69</text:p>
          </table:table-cell>
          <table:table-cell table:formula="of:=ROUNDDOWN(IF(([.N78]*[.N78]*[.$C$33]/1000+[.$D$33])&gt;100;100;IF(([.N78]*[.N78]*[.$C$33]/1000+[.$D$33])&lt;20;20;[.N78]*[.N7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7">
            <text:p>97</text:p>
          </table:table-cell>
          <table:table-cell table:formula="of:=IF(([.M79]+[.$E$33])&lt;20;20;[.M79]+[.$E$33])" office:value-type="float" office:value="70">
            <text:p>70</text:p>
          </table:table-cell>
          <table:table-cell table:formula="of:=ROUNDDOWN(IF(([.N79]*[.N79]*[.$C$33]/1000+[.$D$33])&gt;100;100;IF(([.N79]*[.N79]*[.$C$33]/1000+[.$D$33])&lt;20;20;[.N79]*[.N7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8">
            <text:p>98</text:p>
          </table:table-cell>
          <table:table-cell table:formula="of:=IF(([.M80]+[.$E$33])&lt;20;20;[.M80]+[.$E$33])" office:value-type="float" office:value="71">
            <text:p>71</text:p>
          </table:table-cell>
          <table:table-cell table:formula="of:=ROUNDDOWN(IF(([.N80]*[.N80]*[.$C$33]/1000+[.$D$33])&gt;100;100;IF(([.N80]*[.N80]*[.$C$33]/1000+[.$D$33])&lt;20;20;[.N80]*[.N8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99">
            <text:p>99</text:p>
          </table:table-cell>
          <table:table-cell table:formula="of:=IF(([.M81]+[.$E$33])&lt;20;20;[.M81]+[.$E$33])" office:value-type="float" office:value="72">
            <text:p>72</text:p>
          </table:table-cell>
          <table:table-cell table:formula="of:=ROUNDDOWN(IF(([.N81]*[.N81]*[.$C$33]/1000+[.$D$33])&gt;100;100;IF(([.N81]*[.N81]*[.$C$33]/1000+[.$D$33])&lt;20;20;[.N81]*[.N8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0">
            <text:p>100</text:p>
          </table:table-cell>
          <table:table-cell table:formula="of:=IF(([.M82]+[.$E$33])&lt;20;20;[.M82]+[.$E$33])" office:value-type="float" office:value="73">
            <text:p>73</text:p>
          </table:table-cell>
          <table:table-cell table:formula="of:=ROUNDDOWN(IF(([.N82]*[.N82]*[.$C$33]/1000+[.$D$33])&gt;100;100;IF(([.N82]*[.N82]*[.$C$33]/1000+[.$D$33])&lt;20;20;[.N82]*[.N8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1">
            <text:p>101</text:p>
          </table:table-cell>
          <table:table-cell table:formula="of:=IF(([.M83]+[.$E$33])&lt;20;20;[.M83]+[.$E$33])" office:value-type="float" office:value="74">
            <text:p>74</text:p>
          </table:table-cell>
          <table:table-cell table:formula="of:=ROUNDDOWN(IF(([.N83]*[.N83]*[.$C$33]/1000+[.$D$33])&gt;100;100;IF(([.N83]*[.N83]*[.$C$33]/1000+[.$D$33])&lt;20;20;[.N83]*[.N8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2">
            <text:p>102</text:p>
          </table:table-cell>
          <table:table-cell table:formula="of:=IF(([.M84]+[.$E$33])&lt;20;20;[.M84]+[.$E$33])" office:value-type="float" office:value="75">
            <text:p>75</text:p>
          </table:table-cell>
          <table:table-cell table:formula="of:=ROUNDDOWN(IF(([.N84]*[.N84]*[.$C$33]/1000+[.$D$33])&gt;100;100;IF(([.N84]*[.N84]*[.$C$33]/1000+[.$D$33])&lt;20;20;[.N84]*[.N8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3">
            <text:p>103</text:p>
          </table:table-cell>
          <table:table-cell table:formula="of:=IF(([.M85]+[.$E$33])&lt;20;20;[.M85]+[.$E$33])" office:value-type="float" office:value="76">
            <text:p>76</text:p>
          </table:table-cell>
          <table:table-cell table:formula="of:=ROUNDDOWN(IF(([.N85]*[.N85]*[.$C$33]/1000+[.$D$33])&gt;100;100;IF(([.N85]*[.N85]*[.$C$33]/1000+[.$D$33])&lt;20;20;[.N85]*[.N8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4">
            <text:p>104</text:p>
          </table:table-cell>
          <table:table-cell table:formula="of:=IF(([.M86]+[.$E$33])&lt;20;20;[.M86]+[.$E$33])" office:value-type="float" office:value="77">
            <text:p>77</text:p>
          </table:table-cell>
          <table:table-cell table:formula="of:=ROUNDDOWN(IF(([.N86]*[.N86]*[.$C$33]/1000+[.$D$33])&gt;100;100;IF(([.N86]*[.N86]*[.$C$33]/1000+[.$D$33])&lt;20;20;[.N86]*[.N8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5">
            <text:p>105</text:p>
          </table:table-cell>
          <table:table-cell table:formula="of:=IF(([.M87]+[.$E$33])&lt;20;20;[.M87]+[.$E$33])" office:value-type="float" office:value="78">
            <text:p>78</text:p>
          </table:table-cell>
          <table:table-cell table:formula="of:=ROUNDDOWN(IF(([.N87]*[.N87]*[.$C$33]/1000+[.$D$33])&gt;100;100;IF(([.N87]*[.N87]*[.$C$33]/1000+[.$D$33])&lt;20;20;[.N87]*[.N8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6">
            <text:p>106</text:p>
          </table:table-cell>
          <table:table-cell table:formula="of:=IF(([.M88]+[.$E$33])&lt;20;20;[.M88]+[.$E$33])" office:value-type="float" office:value="79">
            <text:p>79</text:p>
          </table:table-cell>
          <table:table-cell table:formula="of:=ROUNDDOWN(IF(([.N88]*[.N88]*[.$C$33]/1000+[.$D$33])&gt;100;100;IF(([.N88]*[.N88]*[.$C$33]/1000+[.$D$33])&lt;20;20;[.N88]*[.N8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7">
            <text:p>107</text:p>
          </table:table-cell>
          <table:table-cell table:formula="of:=IF(([.M89]+[.$E$33])&lt;20;20;[.M89]+[.$E$33])" office:value-type="float" office:value="80">
            <text:p>80</text:p>
          </table:table-cell>
          <table:table-cell table:formula="of:=ROUNDDOWN(IF(([.N89]*[.N89]*[.$C$33]/1000+[.$D$33])&gt;100;100;IF(([.N89]*[.N89]*[.$C$33]/1000+[.$D$33])&lt;20;20;[.N89]*[.N8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8">
            <text:p>108</text:p>
          </table:table-cell>
          <table:table-cell table:formula="of:=IF(([.M90]+[.$E$33])&lt;20;20;[.M90]+[.$E$33])" office:value-type="float" office:value="81">
            <text:p>81</text:p>
          </table:table-cell>
          <table:table-cell table:formula="of:=ROUNDDOWN(IF(([.N90]*[.N90]*[.$C$33]/1000+[.$D$33])&gt;100;100;IF(([.N90]*[.N90]*[.$C$33]/1000+[.$D$33])&lt;20;20;[.N90]*[.N9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09">
            <text:p>109</text:p>
          </table:table-cell>
          <table:table-cell table:formula="of:=IF(([.M91]+[.$E$33])&lt;20;20;[.M91]+[.$E$33])" office:value-type="float" office:value="82">
            <text:p>82</text:p>
          </table:table-cell>
          <table:table-cell table:formula="of:=ROUNDDOWN(IF(([.N91]*[.N91]*[.$C$33]/1000+[.$D$33])&gt;100;100;IF(([.N91]*[.N91]*[.$C$33]/1000+[.$D$33])&lt;20;20;[.N91]*[.N9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0">
            <text:p>110</text:p>
          </table:table-cell>
          <table:table-cell table:formula="of:=IF(([.M92]+[.$E$33])&lt;20;20;[.M92]+[.$E$33])" office:value-type="float" office:value="83">
            <text:p>83</text:p>
          </table:table-cell>
          <table:table-cell table:formula="of:=ROUNDDOWN(IF(([.N92]*[.N92]*[.$C$33]/1000+[.$D$33])&gt;100;100;IF(([.N92]*[.N92]*[.$C$33]/1000+[.$D$33])&lt;20;20;[.N92]*[.N9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1">
            <text:p>111</text:p>
          </table:table-cell>
          <table:table-cell table:formula="of:=IF(([.M93]+[.$E$33])&lt;20;20;[.M93]+[.$E$33])" office:value-type="float" office:value="84">
            <text:p>84</text:p>
          </table:table-cell>
          <table:table-cell table:formula="of:=ROUNDDOWN(IF(([.N93]*[.N93]*[.$C$33]/1000+[.$D$33])&gt;100;100;IF(([.N93]*[.N93]*[.$C$33]/1000+[.$D$33])&lt;20;20;[.N93]*[.N9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2">
            <text:p>112</text:p>
          </table:table-cell>
          <table:table-cell table:formula="of:=IF(([.M94]+[.$E$33])&lt;20;20;[.M94]+[.$E$33])" office:value-type="float" office:value="85">
            <text:p>85</text:p>
          </table:table-cell>
          <table:table-cell table:formula="of:=ROUNDDOWN(IF(([.N94]*[.N94]*[.$C$33]/1000+[.$D$33])&gt;100;100;IF(([.N94]*[.N94]*[.$C$33]/1000+[.$D$33])&lt;20;20;[.N94]*[.N9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3">
            <text:p>113</text:p>
          </table:table-cell>
          <table:table-cell table:formula="of:=IF(([.M95]+[.$E$33])&lt;20;20;[.M95]+[.$E$33])" office:value-type="float" office:value="86">
            <text:p>86</text:p>
          </table:table-cell>
          <table:table-cell table:formula="of:=ROUNDDOWN(IF(([.N95]*[.N95]*[.$C$33]/1000+[.$D$33])&gt;100;100;IF(([.N95]*[.N95]*[.$C$33]/1000+[.$D$33])&lt;20;20;[.N95]*[.N9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4">
            <text:p>114</text:p>
          </table:table-cell>
          <table:table-cell table:formula="of:=IF(([.M96]+[.$E$33])&lt;20;20;[.M96]+[.$E$33])" office:value-type="float" office:value="87">
            <text:p>87</text:p>
          </table:table-cell>
          <table:table-cell table:formula="of:=ROUNDDOWN(IF(([.N96]*[.N96]*[.$C$33]/1000+[.$D$33])&gt;100;100;IF(([.N96]*[.N96]*[.$C$33]/1000+[.$D$33])&lt;20;20;[.N96]*[.N9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5">
            <text:p>115</text:p>
          </table:table-cell>
          <table:table-cell table:formula="of:=IF(([.M97]+[.$E$33])&lt;20;20;[.M97]+[.$E$33])" office:value-type="float" office:value="88">
            <text:p>88</text:p>
          </table:table-cell>
          <table:table-cell table:formula="of:=ROUNDDOWN(IF(([.N97]*[.N97]*[.$C$33]/1000+[.$D$33])&gt;100;100;IF(([.N97]*[.N97]*[.$C$33]/1000+[.$D$33])&lt;20;20;[.N97]*[.N9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6">
            <text:p>116</text:p>
          </table:table-cell>
          <table:table-cell table:formula="of:=IF(([.M98]+[.$E$33])&lt;20;20;[.M98]+[.$E$33])" office:value-type="float" office:value="89">
            <text:p>89</text:p>
          </table:table-cell>
          <table:table-cell table:formula="of:=ROUNDDOWN(IF(([.N98]*[.N98]*[.$C$33]/1000+[.$D$33])&gt;100;100;IF(([.N98]*[.N98]*[.$C$33]/1000+[.$D$33])&lt;20;20;[.N98]*[.N9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7">
            <text:p>117</text:p>
          </table:table-cell>
          <table:table-cell table:formula="of:=IF(([.M99]+[.$E$33])&lt;20;20;[.M99]+[.$E$33])" office:value-type="float" office:value="90">
            <text:p>90</text:p>
          </table:table-cell>
          <table:table-cell table:formula="of:=ROUNDDOWN(IF(([.N99]*[.N99]*[.$C$33]/1000+[.$D$33])&gt;100;100;IF(([.N99]*[.N99]*[.$C$33]/1000+[.$D$33])&lt;20;20;[.N99]*[.N9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8">
            <text:p>118</text:p>
          </table:table-cell>
          <table:table-cell table:formula="of:=IF(([.M100]+[.$E$33])&lt;20;20;[.M100]+[.$E$33])" office:value-type="float" office:value="91">
            <text:p>91</text:p>
          </table:table-cell>
          <table:table-cell table:formula="of:=ROUNDDOWN(IF(([.N100]*[.N100]*[.$C$33]/1000+[.$D$33])&gt;100;100;IF(([.N100]*[.N100]*[.$C$33]/1000+[.$D$33])&lt;20;20;[.N100]*[.N10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19">
            <text:p>119</text:p>
          </table:table-cell>
          <table:table-cell table:formula="of:=IF(([.M101]+[.$E$33])&lt;20;20;[.M101]+[.$E$33])" office:value-type="float" office:value="92">
            <text:p>92</text:p>
          </table:table-cell>
          <table:table-cell table:formula="of:=ROUNDDOWN(IF(([.N101]*[.N101]*[.$C$33]/1000+[.$D$33])&gt;100;100;IF(([.N101]*[.N101]*[.$C$33]/1000+[.$D$33])&lt;20;20;[.N101]*[.N10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0">
            <text:p>120</text:p>
          </table:table-cell>
          <table:table-cell table:formula="of:=IF(([.M102]+[.$E$33])&lt;20;20;[.M102]+[.$E$33])" office:value-type="float" office:value="93">
            <text:p>93</text:p>
          </table:table-cell>
          <table:table-cell table:formula="of:=ROUNDDOWN(IF(([.N102]*[.N102]*[.$C$33]/1000+[.$D$33])&gt;100;100;IF(([.N102]*[.N102]*[.$C$33]/1000+[.$D$33])&lt;20;20;[.N102]*[.N10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1">
            <text:p>121</text:p>
          </table:table-cell>
          <table:table-cell table:formula="of:=IF(([.M103]+[.$E$33])&lt;20;20;[.M103]+[.$E$33])" office:value-type="float" office:value="94">
            <text:p>94</text:p>
          </table:table-cell>
          <table:table-cell table:formula="of:=ROUNDDOWN(IF(([.N103]*[.N103]*[.$C$33]/1000+[.$D$33])&gt;100;100;IF(([.N103]*[.N103]*[.$C$33]/1000+[.$D$33])&lt;20;20;[.N103]*[.N10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2">
            <text:p>122</text:p>
          </table:table-cell>
          <table:table-cell table:formula="of:=IF(([.M104]+[.$E$33])&lt;20;20;[.M104]+[.$E$33])" office:value-type="float" office:value="95">
            <text:p>95</text:p>
          </table:table-cell>
          <table:table-cell table:formula="of:=ROUNDDOWN(IF(([.N104]*[.N104]*[.$C$33]/1000+[.$D$33])&gt;100;100;IF(([.N104]*[.N104]*[.$C$33]/1000+[.$D$33])&lt;20;20;[.N104]*[.N10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3">
            <text:p>123</text:p>
          </table:table-cell>
          <table:table-cell table:formula="of:=IF(([.M105]+[.$E$33])&lt;20;20;[.M105]+[.$E$33])" office:value-type="float" office:value="96">
            <text:p>96</text:p>
          </table:table-cell>
          <table:table-cell table:formula="of:=ROUNDDOWN(IF(([.N105]*[.N105]*[.$C$33]/1000+[.$D$33])&gt;100;100;IF(([.N105]*[.N105]*[.$C$33]/1000+[.$D$33])&lt;20;20;[.N105]*[.N10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4">
            <text:p>124</text:p>
          </table:table-cell>
          <table:table-cell table:formula="of:=IF(([.M106]+[.$E$33])&lt;20;20;[.M106]+[.$E$33])" office:value-type="float" office:value="97">
            <text:p>97</text:p>
          </table:table-cell>
          <table:table-cell table:formula="of:=ROUNDDOWN(IF(([.N106]*[.N106]*[.$C$33]/1000+[.$D$33])&gt;100;100;IF(([.N106]*[.N106]*[.$C$33]/1000+[.$D$33])&lt;20;20;[.N106]*[.N10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5">
            <text:p>125</text:p>
          </table:table-cell>
          <table:table-cell table:formula="of:=IF(([.M107]+[.$E$33])&lt;20;20;[.M107]+[.$E$33])" office:value-type="float" office:value="98">
            <text:p>98</text:p>
          </table:table-cell>
          <table:table-cell table:formula="of:=ROUNDDOWN(IF(([.N107]*[.N107]*[.$C$33]/1000+[.$D$33])&gt;100;100;IF(([.N107]*[.N107]*[.$C$33]/1000+[.$D$33])&lt;20;20;[.N107]*[.N10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6">
            <text:p>126</text:p>
          </table:table-cell>
          <table:table-cell table:formula="of:=IF(([.M108]+[.$E$33])&lt;20;20;[.M108]+[.$E$33])" office:value-type="float" office:value="99">
            <text:p>99</text:p>
          </table:table-cell>
          <table:table-cell table:formula="of:=ROUNDDOWN(IF(([.N108]*[.N108]*[.$C$33]/1000+[.$D$33])&gt;100;100;IF(([.N108]*[.N108]*[.$C$33]/1000+[.$D$33])&lt;20;20;[.N108]*[.N10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7">
            <text:p>127</text:p>
          </table:table-cell>
          <table:table-cell table:formula="of:=IF(([.M109]+[.$E$33])&lt;20;20;[.M109]+[.$E$33])" office:value-type="float" office:value="100">
            <text:p>100</text:p>
          </table:table-cell>
          <table:table-cell table:formula="of:=ROUNDDOWN(IF(([.N109]*[.N109]*[.$C$33]/1000+[.$D$33])&gt;100;100;IF(([.N109]*[.N109]*[.$C$33]/1000+[.$D$33])&lt;20;20;[.N109]*[.N10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8">
            <text:p>128</text:p>
          </table:table-cell>
          <table:table-cell table:formula="of:=IF(([.M110]+[.$E$33])&lt;20;20;[.M110]+[.$E$33])" office:value-type="float" office:value="101">
            <text:p>101</text:p>
          </table:table-cell>
          <table:table-cell table:formula="of:=ROUNDDOWN(IF(([.N110]*[.N110]*[.$C$33]/1000+[.$D$33])&gt;100;100;IF(([.N110]*[.N110]*[.$C$33]/1000+[.$D$33])&lt;20;20;[.N110]*[.N11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29">
            <text:p>129</text:p>
          </table:table-cell>
          <table:table-cell table:formula="of:=IF(([.M111]+[.$E$33])&lt;20;20;[.M111]+[.$E$33])" office:value-type="float" office:value="102">
            <text:p>102</text:p>
          </table:table-cell>
          <table:table-cell table:formula="of:=ROUNDDOWN(IF(([.N111]*[.N111]*[.$C$33]/1000+[.$D$33])&gt;100;100;IF(([.N111]*[.N111]*[.$C$33]/1000+[.$D$33])&lt;20;20;[.N111]*[.N11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0">
            <text:p>130</text:p>
          </table:table-cell>
          <table:table-cell table:formula="of:=IF(([.M112]+[.$E$33])&lt;20;20;[.M112]+[.$E$33])" office:value-type="float" office:value="103">
            <text:p>103</text:p>
          </table:table-cell>
          <table:table-cell table:formula="of:=ROUNDDOWN(IF(([.N112]*[.N112]*[.$C$33]/1000+[.$D$33])&gt;100;100;IF(([.N112]*[.N112]*[.$C$33]/1000+[.$D$33])&lt;20;20;[.N112]*[.N11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1">
            <text:p>131</text:p>
          </table:table-cell>
          <table:table-cell table:formula="of:=IF(([.M113]+[.$E$33])&lt;20;20;[.M113]+[.$E$33])" office:value-type="float" office:value="104">
            <text:p>104</text:p>
          </table:table-cell>
          <table:table-cell table:formula="of:=ROUNDDOWN(IF(([.N113]*[.N113]*[.$C$33]/1000+[.$D$33])&gt;100;100;IF(([.N113]*[.N113]*[.$C$33]/1000+[.$D$33])&lt;20;20;[.N113]*[.N11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2">
            <text:p>132</text:p>
          </table:table-cell>
          <table:table-cell table:formula="of:=IF(([.M114]+[.$E$33])&lt;20;20;[.M114]+[.$E$33])" office:value-type="float" office:value="105">
            <text:p>105</text:p>
          </table:table-cell>
          <table:table-cell table:formula="of:=ROUNDDOWN(IF(([.N114]*[.N114]*[.$C$33]/1000+[.$D$33])&gt;100;100;IF(([.N114]*[.N114]*[.$C$33]/1000+[.$D$33])&lt;20;20;[.N114]*[.N11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3">
            <text:p>133</text:p>
          </table:table-cell>
          <table:table-cell table:formula="of:=IF(([.M115]+[.$E$33])&lt;20;20;[.M115]+[.$E$33])" office:value-type="float" office:value="106">
            <text:p>106</text:p>
          </table:table-cell>
          <table:table-cell table:formula="of:=ROUNDDOWN(IF(([.N115]*[.N115]*[.$C$33]/1000+[.$D$33])&gt;100;100;IF(([.N115]*[.N115]*[.$C$33]/1000+[.$D$33])&lt;20;20;[.N115]*[.N11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4">
            <text:p>134</text:p>
          </table:table-cell>
          <table:table-cell table:formula="of:=IF(([.M116]+[.$E$33])&lt;20;20;[.M116]+[.$E$33])" office:value-type="float" office:value="107">
            <text:p>107</text:p>
          </table:table-cell>
          <table:table-cell table:formula="of:=ROUNDDOWN(IF(([.N116]*[.N116]*[.$C$33]/1000+[.$D$33])&gt;100;100;IF(([.N116]*[.N116]*[.$C$33]/1000+[.$D$33])&lt;20;20;[.N116]*[.N11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5">
            <text:p>135</text:p>
          </table:table-cell>
          <table:table-cell table:formula="of:=IF(([.M117]+[.$E$33])&lt;20;20;[.M117]+[.$E$33])" office:value-type="float" office:value="108">
            <text:p>108</text:p>
          </table:table-cell>
          <table:table-cell table:formula="of:=ROUNDDOWN(IF(([.N117]*[.N117]*[.$C$33]/1000+[.$D$33])&gt;100;100;IF(([.N117]*[.N117]*[.$C$33]/1000+[.$D$33])&lt;20;20;[.N117]*[.N11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6">
            <text:p>136</text:p>
          </table:table-cell>
          <table:table-cell table:formula="of:=IF(([.M118]+[.$E$33])&lt;20;20;[.M118]+[.$E$33])" office:value-type="float" office:value="109">
            <text:p>109</text:p>
          </table:table-cell>
          <table:table-cell table:formula="of:=ROUNDDOWN(IF(([.N118]*[.N118]*[.$C$33]/1000+[.$D$33])&gt;100;100;IF(([.N118]*[.N118]*[.$C$33]/1000+[.$D$33])&lt;20;20;[.N118]*[.N11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7">
            <text:p>137</text:p>
          </table:table-cell>
          <table:table-cell table:formula="of:=IF(([.M119]+[.$E$33])&lt;20;20;[.M119]+[.$E$33])" office:value-type="float" office:value="110">
            <text:p>110</text:p>
          </table:table-cell>
          <table:table-cell table:formula="of:=ROUNDDOWN(IF(([.N119]*[.N119]*[.$C$33]/1000+[.$D$33])&gt;100;100;IF(([.N119]*[.N119]*[.$C$33]/1000+[.$D$33])&lt;20;20;[.N119]*[.N11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8">
            <text:p>138</text:p>
          </table:table-cell>
          <table:table-cell table:formula="of:=IF(([.M120]+[.$E$33])&lt;20;20;[.M120]+[.$E$33])" office:value-type="float" office:value="111">
            <text:p>111</text:p>
          </table:table-cell>
          <table:table-cell table:formula="of:=ROUNDDOWN(IF(([.N120]*[.N120]*[.$C$33]/1000+[.$D$33])&gt;100;100;IF(([.N120]*[.N120]*[.$C$33]/1000+[.$D$33])&lt;20;20;[.N120]*[.N12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39">
            <text:p>139</text:p>
          </table:table-cell>
          <table:table-cell table:formula="of:=IF(([.M121]+[.$E$33])&lt;20;20;[.M121]+[.$E$33])" office:value-type="float" office:value="112">
            <text:p>112</text:p>
          </table:table-cell>
          <table:table-cell table:formula="of:=ROUNDDOWN(IF(([.N121]*[.N121]*[.$C$33]/1000+[.$D$33])&gt;100;100;IF(([.N121]*[.N121]*[.$C$33]/1000+[.$D$33])&lt;20;20;[.N121]*[.N12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0">
            <text:p>140</text:p>
          </table:table-cell>
          <table:table-cell table:formula="of:=IF(([.M122]+[.$E$33])&lt;20;20;[.M122]+[.$E$33])" office:value-type="float" office:value="113">
            <text:p>113</text:p>
          </table:table-cell>
          <table:table-cell table:formula="of:=ROUNDDOWN(IF(([.N122]*[.N122]*[.$C$33]/1000+[.$D$33])&gt;100;100;IF(([.N122]*[.N122]*[.$C$33]/1000+[.$D$33])&lt;20;20;[.N122]*[.N12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1">
            <text:p>141</text:p>
          </table:table-cell>
          <table:table-cell table:formula="of:=IF(([.M123]+[.$E$33])&lt;20;20;[.M123]+[.$E$33])" office:value-type="float" office:value="114">
            <text:p>114</text:p>
          </table:table-cell>
          <table:table-cell table:formula="of:=ROUNDDOWN(IF(([.N123]*[.N123]*[.$C$33]/1000+[.$D$33])&gt;100;100;IF(([.N123]*[.N123]*[.$C$33]/1000+[.$D$33])&lt;20;20;[.N123]*[.N12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2">
            <text:p>142</text:p>
          </table:table-cell>
          <table:table-cell table:formula="of:=IF(([.M124]+[.$E$33])&lt;20;20;[.M124]+[.$E$33])" office:value-type="float" office:value="115">
            <text:p>115</text:p>
          </table:table-cell>
          <table:table-cell table:formula="of:=ROUNDDOWN(IF(([.N124]*[.N124]*[.$C$33]/1000+[.$D$33])&gt;100;100;IF(([.N124]*[.N124]*[.$C$33]/1000+[.$D$33])&lt;20;20;[.N124]*[.N12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3">
            <text:p>143</text:p>
          </table:table-cell>
          <table:table-cell table:formula="of:=IF(([.M125]+[.$E$33])&lt;20;20;[.M125]+[.$E$33])" office:value-type="float" office:value="116">
            <text:p>116</text:p>
          </table:table-cell>
          <table:table-cell table:formula="of:=ROUNDDOWN(IF(([.N125]*[.N125]*[.$C$33]/1000+[.$D$33])&gt;100;100;IF(([.N125]*[.N125]*[.$C$33]/1000+[.$D$33])&lt;20;20;[.N125]*[.N12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4">
            <text:p>144</text:p>
          </table:table-cell>
          <table:table-cell table:formula="of:=IF(([.M126]+[.$E$33])&lt;20;20;[.M126]+[.$E$33])" office:value-type="float" office:value="117">
            <text:p>117</text:p>
          </table:table-cell>
          <table:table-cell table:formula="of:=ROUNDDOWN(IF(([.N126]*[.N126]*[.$C$33]/1000+[.$D$33])&gt;100;100;IF(([.N126]*[.N126]*[.$C$33]/1000+[.$D$33])&lt;20;20;[.N126]*[.N12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5">
            <text:p>145</text:p>
          </table:table-cell>
          <table:table-cell table:formula="of:=IF(([.M127]+[.$E$33])&lt;20;20;[.M127]+[.$E$33])" office:value-type="float" office:value="118">
            <text:p>118</text:p>
          </table:table-cell>
          <table:table-cell table:formula="of:=ROUNDDOWN(IF(([.N127]*[.N127]*[.$C$33]/1000+[.$D$33])&gt;100;100;IF(([.N127]*[.N127]*[.$C$33]/1000+[.$D$33])&lt;20;20;[.N127]*[.N12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6">
            <text:p>146</text:p>
          </table:table-cell>
          <table:table-cell table:formula="of:=IF(([.M128]+[.$E$33])&lt;20;20;[.M128]+[.$E$33])" office:value-type="float" office:value="119">
            <text:p>119</text:p>
          </table:table-cell>
          <table:table-cell table:formula="of:=ROUNDDOWN(IF(([.N128]*[.N128]*[.$C$33]/1000+[.$D$33])&gt;100;100;IF(([.N128]*[.N128]*[.$C$33]/1000+[.$D$33])&lt;20;20;[.N128]*[.N12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7">
            <text:p>147</text:p>
          </table:table-cell>
          <table:table-cell table:formula="of:=IF(([.M129]+[.$E$33])&lt;20;20;[.M129]+[.$E$33])" office:value-type="float" office:value="120">
            <text:p>120</text:p>
          </table:table-cell>
          <table:table-cell table:formula="of:=ROUNDDOWN(IF(([.N129]*[.N129]*[.$C$33]/1000+[.$D$33])&gt;100;100;IF(([.N129]*[.N129]*[.$C$33]/1000+[.$D$33])&lt;20;20;[.N129]*[.N12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8">
            <text:p>148</text:p>
          </table:table-cell>
          <table:table-cell table:formula="of:=IF(([.M130]+[.$E$33])&lt;20;20;[.M130]+[.$E$33])" office:value-type="float" office:value="121">
            <text:p>121</text:p>
          </table:table-cell>
          <table:table-cell table:formula="of:=ROUNDDOWN(IF(([.N130]*[.N130]*[.$C$33]/1000+[.$D$33])&gt;100;100;IF(([.N130]*[.N130]*[.$C$33]/1000+[.$D$33])&lt;20;20;[.N130]*[.N13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49">
            <text:p>149</text:p>
          </table:table-cell>
          <table:table-cell table:formula="of:=IF(([.M131]+[.$E$33])&lt;20;20;[.M131]+[.$E$33])" office:value-type="float" office:value="122">
            <text:p>122</text:p>
          </table:table-cell>
          <table:table-cell table:formula="of:=ROUNDDOWN(IF(([.N131]*[.N131]*[.$C$33]/1000+[.$D$33])&gt;100;100;IF(([.N131]*[.N131]*[.$C$33]/1000+[.$D$33])&lt;20;20;[.N131]*[.N13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0">
            <text:p>150</text:p>
          </table:table-cell>
          <table:table-cell table:formula="of:=IF(([.M132]+[.$E$33])&lt;20;20;[.M132]+[.$E$33])" office:value-type="float" office:value="123">
            <text:p>123</text:p>
          </table:table-cell>
          <table:table-cell table:formula="of:=ROUNDDOWN(IF(([.N132]*[.N132]*[.$C$33]/1000+[.$D$33])&gt;100;100;IF(([.N132]*[.N132]*[.$C$33]/1000+[.$D$33])&lt;20;20;[.N132]*[.N13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1">
            <text:p>151</text:p>
          </table:table-cell>
          <table:table-cell table:formula="of:=IF(([.M133]+[.$E$33])&lt;20;20;[.M133]+[.$E$33])" office:value-type="float" office:value="124">
            <text:p>124</text:p>
          </table:table-cell>
          <table:table-cell table:formula="of:=ROUNDDOWN(IF(([.N133]*[.N133]*[.$C$33]/1000+[.$D$33])&gt;100;100;IF(([.N133]*[.N133]*[.$C$33]/1000+[.$D$33])&lt;20;20;[.N133]*[.N13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2">
            <text:p>152</text:p>
          </table:table-cell>
          <table:table-cell table:formula="of:=IF(([.M134]+[.$E$33])&lt;20;20;[.M134]+[.$E$33])" office:value-type="float" office:value="125">
            <text:p>125</text:p>
          </table:table-cell>
          <table:table-cell table:formula="of:=ROUNDDOWN(IF(([.N134]*[.N134]*[.$C$33]/1000+[.$D$33])&gt;100;100;IF(([.N134]*[.N134]*[.$C$33]/1000+[.$D$33])&lt;20;20;[.N134]*[.N13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3">
            <text:p>153</text:p>
          </table:table-cell>
          <table:table-cell table:formula="of:=IF(([.M135]+[.$E$33])&lt;20;20;[.M135]+[.$E$33])" office:value-type="float" office:value="126">
            <text:p>126</text:p>
          </table:table-cell>
          <table:table-cell table:formula="of:=ROUNDDOWN(IF(([.N135]*[.N135]*[.$C$33]/1000+[.$D$33])&gt;100;100;IF(([.N135]*[.N135]*[.$C$33]/1000+[.$D$33])&lt;20;20;[.N135]*[.N13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4">
            <text:p>154</text:p>
          </table:table-cell>
          <table:table-cell table:formula="of:=IF(([.M136]+[.$E$33])&lt;20;20;[.M136]+[.$E$33])" office:value-type="float" office:value="127">
            <text:p>127</text:p>
          </table:table-cell>
          <table:table-cell table:formula="of:=ROUNDDOWN(IF(([.N136]*[.N136]*[.$C$33]/1000+[.$D$33])&gt;100;100;IF(([.N136]*[.N136]*[.$C$33]/1000+[.$D$33])&lt;20;20;[.N136]*[.N13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5">
            <text:p>155</text:p>
          </table:table-cell>
          <table:table-cell table:formula="of:=IF(([.M137]+[.$E$33])&lt;20;20;[.M137]+[.$E$33])" office:value-type="float" office:value="128">
            <text:p>128</text:p>
          </table:table-cell>
          <table:table-cell table:formula="of:=ROUNDDOWN(IF(([.N137]*[.N137]*[.$C$33]/1000+[.$D$33])&gt;100;100;IF(([.N137]*[.N137]*[.$C$33]/1000+[.$D$33])&lt;20;20;[.N137]*[.N13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6">
            <text:p>156</text:p>
          </table:table-cell>
          <table:table-cell table:formula="of:=IF(([.M138]+[.$E$33])&lt;20;20;[.M138]+[.$E$33])" office:value-type="float" office:value="129">
            <text:p>129</text:p>
          </table:table-cell>
          <table:table-cell table:formula="of:=ROUNDDOWN(IF(([.N138]*[.N138]*[.$C$33]/1000+[.$D$33])&gt;100;100;IF(([.N138]*[.N138]*[.$C$33]/1000+[.$D$33])&lt;20;20;[.N138]*[.N13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7">
            <text:p>157</text:p>
          </table:table-cell>
          <table:table-cell table:formula="of:=IF(([.M139]+[.$E$33])&lt;20;20;[.M139]+[.$E$33])" office:value-type="float" office:value="130">
            <text:p>130</text:p>
          </table:table-cell>
          <table:table-cell table:formula="of:=ROUNDDOWN(IF(([.N139]*[.N139]*[.$C$33]/1000+[.$D$33])&gt;100;100;IF(([.N139]*[.N139]*[.$C$33]/1000+[.$D$33])&lt;20;20;[.N139]*[.N13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8">
            <text:p>158</text:p>
          </table:table-cell>
          <table:table-cell table:formula="of:=IF(([.M140]+[.$E$33])&lt;20;20;[.M140]+[.$E$33])" office:value-type="float" office:value="131">
            <text:p>131</text:p>
          </table:table-cell>
          <table:table-cell table:formula="of:=ROUNDDOWN(IF(([.N140]*[.N140]*[.$C$33]/1000+[.$D$33])&gt;100;100;IF(([.N140]*[.N140]*[.$C$33]/1000+[.$D$33])&lt;20;20;[.N140]*[.N14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59">
            <text:p>159</text:p>
          </table:table-cell>
          <table:table-cell table:formula="of:=IF(([.M141]+[.$E$33])&lt;20;20;[.M141]+[.$E$33])" office:value-type="float" office:value="132">
            <text:p>132</text:p>
          </table:table-cell>
          <table:table-cell table:formula="of:=ROUNDDOWN(IF(([.N141]*[.N141]*[.$C$33]/1000+[.$D$33])&gt;100;100;IF(([.N141]*[.N141]*[.$C$33]/1000+[.$D$33])&lt;20;20;[.N141]*[.N14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0">
            <text:p>160</text:p>
          </table:table-cell>
          <table:table-cell table:formula="of:=IF(([.M142]+[.$E$33])&lt;20;20;[.M142]+[.$E$33])" office:value-type="float" office:value="133">
            <text:p>133</text:p>
          </table:table-cell>
          <table:table-cell table:formula="of:=ROUNDDOWN(IF(([.N142]*[.N142]*[.$C$33]/1000+[.$D$33])&gt;100;100;IF(([.N142]*[.N142]*[.$C$33]/1000+[.$D$33])&lt;20;20;[.N142]*[.N14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1">
            <text:p>161</text:p>
          </table:table-cell>
          <table:table-cell table:formula="of:=IF(([.M143]+[.$E$33])&lt;20;20;[.M143]+[.$E$33])" office:value-type="float" office:value="134">
            <text:p>134</text:p>
          </table:table-cell>
          <table:table-cell table:formula="of:=ROUNDDOWN(IF(([.N143]*[.N143]*[.$C$33]/1000+[.$D$33])&gt;100;100;IF(([.N143]*[.N143]*[.$C$33]/1000+[.$D$33])&lt;20;20;[.N143]*[.N14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2">
            <text:p>162</text:p>
          </table:table-cell>
          <table:table-cell table:formula="of:=IF(([.M144]+[.$E$33])&lt;20;20;[.M144]+[.$E$33])" office:value-type="float" office:value="135">
            <text:p>135</text:p>
          </table:table-cell>
          <table:table-cell table:formula="of:=ROUNDDOWN(IF(([.N144]*[.N144]*[.$C$33]/1000+[.$D$33])&gt;100;100;IF(([.N144]*[.N144]*[.$C$33]/1000+[.$D$33])&lt;20;20;[.N144]*[.N14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3">
            <text:p>163</text:p>
          </table:table-cell>
          <table:table-cell table:formula="of:=IF(([.M145]+[.$E$33])&lt;20;20;[.M145]+[.$E$33])" office:value-type="float" office:value="136">
            <text:p>136</text:p>
          </table:table-cell>
          <table:table-cell table:formula="of:=ROUNDDOWN(IF(([.N145]*[.N145]*[.$C$33]/1000+[.$D$33])&gt;100;100;IF(([.N145]*[.N145]*[.$C$33]/1000+[.$D$33])&lt;20;20;[.N145]*[.N14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4">
            <text:p>164</text:p>
          </table:table-cell>
          <table:table-cell table:formula="of:=IF(([.M146]+[.$E$33])&lt;20;20;[.M146]+[.$E$33])" office:value-type="float" office:value="137">
            <text:p>137</text:p>
          </table:table-cell>
          <table:table-cell table:formula="of:=ROUNDDOWN(IF(([.N146]*[.N146]*[.$C$33]/1000+[.$D$33])&gt;100;100;IF(([.N146]*[.N146]*[.$C$33]/1000+[.$D$33])&lt;20;20;[.N146]*[.N14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5">
            <text:p>165</text:p>
          </table:table-cell>
          <table:table-cell table:formula="of:=IF(([.M147]+[.$E$33])&lt;20;20;[.M147]+[.$E$33])" office:value-type="float" office:value="138">
            <text:p>138</text:p>
          </table:table-cell>
          <table:table-cell table:formula="of:=ROUNDDOWN(IF(([.N147]*[.N147]*[.$C$33]/1000+[.$D$33])&gt;100;100;IF(([.N147]*[.N147]*[.$C$33]/1000+[.$D$33])&lt;20;20;[.N147]*[.N14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6">
            <text:p>166</text:p>
          </table:table-cell>
          <table:table-cell table:formula="of:=IF(([.M148]+[.$E$33])&lt;20;20;[.M148]+[.$E$33])" office:value-type="float" office:value="139">
            <text:p>139</text:p>
          </table:table-cell>
          <table:table-cell table:formula="of:=ROUNDDOWN(IF(([.N148]*[.N148]*[.$C$33]/1000+[.$D$33])&gt;100;100;IF(([.N148]*[.N148]*[.$C$33]/1000+[.$D$33])&lt;20;20;[.N148]*[.N14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7">
            <text:p>167</text:p>
          </table:table-cell>
          <table:table-cell table:formula="of:=IF(([.M149]+[.$E$33])&lt;20;20;[.M149]+[.$E$33])" office:value-type="float" office:value="140">
            <text:p>140</text:p>
          </table:table-cell>
          <table:table-cell table:formula="of:=ROUNDDOWN(IF(([.N149]*[.N149]*[.$C$33]/1000+[.$D$33])&gt;100;100;IF(([.N149]*[.N149]*[.$C$33]/1000+[.$D$33])&lt;20;20;[.N149]*[.N14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8">
            <text:p>168</text:p>
          </table:table-cell>
          <table:table-cell table:formula="of:=IF(([.M150]+[.$E$33])&lt;20;20;[.M150]+[.$E$33])" office:value-type="float" office:value="141">
            <text:p>141</text:p>
          </table:table-cell>
          <table:table-cell table:formula="of:=ROUNDDOWN(IF(([.N150]*[.N150]*[.$C$33]/1000+[.$D$33])&gt;100;100;IF(([.N150]*[.N150]*[.$C$33]/1000+[.$D$33])&lt;20;20;[.N150]*[.N15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69">
            <text:p>169</text:p>
          </table:table-cell>
          <table:table-cell table:formula="of:=IF(([.M151]+[.$E$33])&lt;20;20;[.M151]+[.$E$33])" office:value-type="float" office:value="142">
            <text:p>142</text:p>
          </table:table-cell>
          <table:table-cell table:formula="of:=ROUNDDOWN(IF(([.N151]*[.N151]*[.$C$33]/1000+[.$D$33])&gt;100;100;IF(([.N151]*[.N151]*[.$C$33]/1000+[.$D$33])&lt;20;20;[.N151]*[.N15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0">
            <text:p>170</text:p>
          </table:table-cell>
          <table:table-cell table:formula="of:=IF(([.M152]+[.$E$33])&lt;20;20;[.M152]+[.$E$33])" office:value-type="float" office:value="143">
            <text:p>143</text:p>
          </table:table-cell>
          <table:table-cell table:formula="of:=ROUNDDOWN(IF(([.N152]*[.N152]*[.$C$33]/1000+[.$D$33])&gt;100;100;IF(([.N152]*[.N152]*[.$C$33]/1000+[.$D$33])&lt;20;20;[.N152]*[.N15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1">
            <text:p>171</text:p>
          </table:table-cell>
          <table:table-cell table:formula="of:=IF(([.M153]+[.$E$33])&lt;20;20;[.M153]+[.$E$33])" office:value-type="float" office:value="144">
            <text:p>144</text:p>
          </table:table-cell>
          <table:table-cell table:formula="of:=ROUNDDOWN(IF(([.N153]*[.N153]*[.$C$33]/1000+[.$D$33])&gt;100;100;IF(([.N153]*[.N153]*[.$C$33]/1000+[.$D$33])&lt;20;20;[.N153]*[.N15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2">
            <text:p>172</text:p>
          </table:table-cell>
          <table:table-cell table:formula="of:=IF(([.M154]+[.$E$33])&lt;20;20;[.M154]+[.$E$33])" office:value-type="float" office:value="145">
            <text:p>145</text:p>
          </table:table-cell>
          <table:table-cell table:formula="of:=ROUNDDOWN(IF(([.N154]*[.N154]*[.$C$33]/1000+[.$D$33])&gt;100;100;IF(([.N154]*[.N154]*[.$C$33]/1000+[.$D$33])&lt;20;20;[.N154]*[.N15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3">
            <text:p>173</text:p>
          </table:table-cell>
          <table:table-cell table:formula="of:=IF(([.M155]+[.$E$33])&lt;20;20;[.M155]+[.$E$33])" office:value-type="float" office:value="146">
            <text:p>146</text:p>
          </table:table-cell>
          <table:table-cell table:formula="of:=ROUNDDOWN(IF(([.N155]*[.N155]*[.$C$33]/1000+[.$D$33])&gt;100;100;IF(([.N155]*[.N155]*[.$C$33]/1000+[.$D$33])&lt;20;20;[.N155]*[.N15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4">
            <text:p>174</text:p>
          </table:table-cell>
          <table:table-cell table:formula="of:=IF(([.M156]+[.$E$33])&lt;20;20;[.M156]+[.$E$33])" office:value-type="float" office:value="147">
            <text:p>147</text:p>
          </table:table-cell>
          <table:table-cell table:formula="of:=ROUNDDOWN(IF(([.N156]*[.N156]*[.$C$33]/1000+[.$D$33])&gt;100;100;IF(([.N156]*[.N156]*[.$C$33]/1000+[.$D$33])&lt;20;20;[.N156]*[.N15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5">
            <text:p>175</text:p>
          </table:table-cell>
          <table:table-cell table:formula="of:=IF(([.M157]+[.$E$33])&lt;20;20;[.M157]+[.$E$33])" office:value-type="float" office:value="148">
            <text:p>148</text:p>
          </table:table-cell>
          <table:table-cell table:formula="of:=ROUNDDOWN(IF(([.N157]*[.N157]*[.$C$33]/1000+[.$D$33])&gt;100;100;IF(([.N157]*[.N157]*[.$C$33]/1000+[.$D$33])&lt;20;20;[.N157]*[.N15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6">
            <text:p>176</text:p>
          </table:table-cell>
          <table:table-cell table:formula="of:=IF(([.M158]+[.$E$33])&lt;20;20;[.M158]+[.$E$33])" office:value-type="float" office:value="149">
            <text:p>149</text:p>
          </table:table-cell>
          <table:table-cell table:formula="of:=ROUNDDOWN(IF(([.N158]*[.N158]*[.$C$33]/1000+[.$D$33])&gt;100;100;IF(([.N158]*[.N158]*[.$C$33]/1000+[.$D$33])&lt;20;20;[.N158]*[.N15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7">
            <text:p>177</text:p>
          </table:table-cell>
          <table:table-cell table:formula="of:=IF(([.M159]+[.$E$33])&lt;20;20;[.M159]+[.$E$33])" office:value-type="float" office:value="150">
            <text:p>150</text:p>
          </table:table-cell>
          <table:table-cell table:formula="of:=ROUNDDOWN(IF(([.N159]*[.N159]*[.$C$33]/1000+[.$D$33])&gt;100;100;IF(([.N159]*[.N159]*[.$C$33]/1000+[.$D$33])&lt;20;20;[.N159]*[.N15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8">
            <text:p>178</text:p>
          </table:table-cell>
          <table:table-cell table:formula="of:=IF(([.M160]+[.$E$33])&lt;20;20;[.M160]+[.$E$33])" office:value-type="float" office:value="151">
            <text:p>151</text:p>
          </table:table-cell>
          <table:table-cell table:formula="of:=ROUNDDOWN(IF(([.N160]*[.N160]*[.$C$33]/1000+[.$D$33])&gt;100;100;IF(([.N160]*[.N160]*[.$C$33]/1000+[.$D$33])&lt;20;20;[.N160]*[.N16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79">
            <text:p>179</text:p>
          </table:table-cell>
          <table:table-cell table:formula="of:=IF(([.M161]+[.$E$33])&lt;20;20;[.M161]+[.$E$33])" office:value-type="float" office:value="152">
            <text:p>152</text:p>
          </table:table-cell>
          <table:table-cell table:formula="of:=ROUNDDOWN(IF(([.N161]*[.N161]*[.$C$33]/1000+[.$D$33])&gt;100;100;IF(([.N161]*[.N161]*[.$C$33]/1000+[.$D$33])&lt;20;20;[.N161]*[.N16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0">
            <text:p>180</text:p>
          </table:table-cell>
          <table:table-cell table:formula="of:=IF(([.M162]+[.$E$33])&lt;20;20;[.M162]+[.$E$33])" office:value-type="float" office:value="153">
            <text:p>153</text:p>
          </table:table-cell>
          <table:table-cell table:formula="of:=ROUNDDOWN(IF(([.N162]*[.N162]*[.$C$33]/1000+[.$D$33])&gt;100;100;IF(([.N162]*[.N162]*[.$C$33]/1000+[.$D$33])&lt;20;20;[.N162]*[.N16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1">
            <text:p>181</text:p>
          </table:table-cell>
          <table:table-cell table:formula="of:=IF(([.M163]+[.$E$33])&lt;20;20;[.M163]+[.$E$33])" office:value-type="float" office:value="154">
            <text:p>154</text:p>
          </table:table-cell>
          <table:table-cell table:formula="of:=ROUNDDOWN(IF(([.N163]*[.N163]*[.$C$33]/1000+[.$D$33])&gt;100;100;IF(([.N163]*[.N163]*[.$C$33]/1000+[.$D$33])&lt;20;20;[.N163]*[.N16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2">
            <text:p>182</text:p>
          </table:table-cell>
          <table:table-cell table:formula="of:=IF(([.M164]+[.$E$33])&lt;20;20;[.M164]+[.$E$33])" office:value-type="float" office:value="155">
            <text:p>155</text:p>
          </table:table-cell>
          <table:table-cell table:formula="of:=ROUNDDOWN(IF(([.N164]*[.N164]*[.$C$33]/1000+[.$D$33])&gt;100;100;IF(([.N164]*[.N164]*[.$C$33]/1000+[.$D$33])&lt;20;20;[.N164]*[.N16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3">
            <text:p>183</text:p>
          </table:table-cell>
          <table:table-cell table:formula="of:=IF(([.M165]+[.$E$33])&lt;20;20;[.M165]+[.$E$33])" office:value-type="float" office:value="156">
            <text:p>156</text:p>
          </table:table-cell>
          <table:table-cell table:formula="of:=ROUNDDOWN(IF(([.N165]*[.N165]*[.$C$33]/1000+[.$D$33])&gt;100;100;IF(([.N165]*[.N165]*[.$C$33]/1000+[.$D$33])&lt;20;20;[.N165]*[.N16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4">
            <text:p>184</text:p>
          </table:table-cell>
          <table:table-cell table:formula="of:=IF(([.M166]+[.$E$33])&lt;20;20;[.M166]+[.$E$33])" office:value-type="float" office:value="157">
            <text:p>157</text:p>
          </table:table-cell>
          <table:table-cell table:formula="of:=ROUNDDOWN(IF(([.N166]*[.N166]*[.$C$33]/1000+[.$D$33])&gt;100;100;IF(([.N166]*[.N166]*[.$C$33]/1000+[.$D$33])&lt;20;20;[.N166]*[.N16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5">
            <text:p>185</text:p>
          </table:table-cell>
          <table:table-cell table:formula="of:=IF(([.M167]+[.$E$33])&lt;20;20;[.M167]+[.$E$33])" office:value-type="float" office:value="158">
            <text:p>158</text:p>
          </table:table-cell>
          <table:table-cell table:formula="of:=ROUNDDOWN(IF(([.N167]*[.N167]*[.$C$33]/1000+[.$D$33])&gt;100;100;IF(([.N167]*[.N167]*[.$C$33]/1000+[.$D$33])&lt;20;20;[.N167]*[.N16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6">
            <text:p>186</text:p>
          </table:table-cell>
          <table:table-cell table:formula="of:=IF(([.M168]+[.$E$33])&lt;20;20;[.M168]+[.$E$33])" office:value-type="float" office:value="159">
            <text:p>159</text:p>
          </table:table-cell>
          <table:table-cell table:formula="of:=ROUNDDOWN(IF(([.N168]*[.N168]*[.$C$33]/1000+[.$D$33])&gt;100;100;IF(([.N168]*[.N168]*[.$C$33]/1000+[.$D$33])&lt;20;20;[.N168]*[.N16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7">
            <text:p>187</text:p>
          </table:table-cell>
          <table:table-cell table:formula="of:=IF(([.M169]+[.$E$33])&lt;20;20;[.M169]+[.$E$33])" office:value-type="float" office:value="160">
            <text:p>160</text:p>
          </table:table-cell>
          <table:table-cell table:formula="of:=ROUNDDOWN(IF(([.N169]*[.N169]*[.$C$33]/1000+[.$D$33])&gt;100;100;IF(([.N169]*[.N169]*[.$C$33]/1000+[.$D$33])&lt;20;20;[.N169]*[.N16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8">
            <text:p>188</text:p>
          </table:table-cell>
          <table:table-cell table:formula="of:=IF(([.M170]+[.$E$33])&lt;20;20;[.M170]+[.$E$33])" office:value-type="float" office:value="161">
            <text:p>161</text:p>
          </table:table-cell>
          <table:table-cell table:formula="of:=ROUNDDOWN(IF(([.N170]*[.N170]*[.$C$33]/1000+[.$D$33])&gt;100;100;IF(([.N170]*[.N170]*[.$C$33]/1000+[.$D$33])&lt;20;20;[.N170]*[.N17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89">
            <text:p>189</text:p>
          </table:table-cell>
          <table:table-cell table:formula="of:=IF(([.M171]+[.$E$33])&lt;20;20;[.M171]+[.$E$33])" office:value-type="float" office:value="162">
            <text:p>162</text:p>
          </table:table-cell>
          <table:table-cell table:formula="of:=ROUNDDOWN(IF(([.N171]*[.N171]*[.$C$33]/1000+[.$D$33])&gt;100;100;IF(([.N171]*[.N171]*[.$C$33]/1000+[.$D$33])&lt;20;20;[.N171]*[.N17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0">
            <text:p>190</text:p>
          </table:table-cell>
          <table:table-cell table:formula="of:=IF(([.M172]+[.$E$33])&lt;20;20;[.M172]+[.$E$33])" office:value-type="float" office:value="163">
            <text:p>163</text:p>
          </table:table-cell>
          <table:table-cell table:formula="of:=ROUNDDOWN(IF(([.N172]*[.N172]*[.$C$33]/1000+[.$D$33])&gt;100;100;IF(([.N172]*[.N172]*[.$C$33]/1000+[.$D$33])&lt;20;20;[.N172]*[.N172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1">
            <text:p>191</text:p>
          </table:table-cell>
          <table:table-cell table:formula="of:=IF(([.M173]+[.$E$33])&lt;20;20;[.M173]+[.$E$33])" office:value-type="float" office:value="164">
            <text:p>164</text:p>
          </table:table-cell>
          <table:table-cell table:formula="of:=ROUNDDOWN(IF(([.N173]*[.N173]*[.$C$33]/1000+[.$D$33])&gt;100;100;IF(([.N173]*[.N173]*[.$C$33]/1000+[.$D$33])&lt;20;20;[.N173]*[.N173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2">
            <text:p>192</text:p>
          </table:table-cell>
          <table:table-cell table:formula="of:=IF(([.M174]+[.$E$33])&lt;20;20;[.M174]+[.$E$33])" office:value-type="float" office:value="165">
            <text:p>165</text:p>
          </table:table-cell>
          <table:table-cell table:formula="of:=ROUNDDOWN(IF(([.N174]*[.N174]*[.$C$33]/1000+[.$D$33])&gt;100;100;IF(([.N174]*[.N174]*[.$C$33]/1000+[.$D$33])&lt;20;20;[.N174]*[.N174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3">
            <text:p>193</text:p>
          </table:table-cell>
          <table:table-cell table:formula="of:=IF(([.M175]+[.$E$33])&lt;20;20;[.M175]+[.$E$33])" office:value-type="float" office:value="166">
            <text:p>166</text:p>
          </table:table-cell>
          <table:table-cell table:formula="of:=ROUNDDOWN(IF(([.N175]*[.N175]*[.$C$33]/1000+[.$D$33])&gt;100;100;IF(([.N175]*[.N175]*[.$C$33]/1000+[.$D$33])&lt;20;20;[.N175]*[.N175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4">
            <text:p>194</text:p>
          </table:table-cell>
          <table:table-cell table:formula="of:=IF(([.M176]+[.$E$33])&lt;20;20;[.M176]+[.$E$33])" office:value-type="float" office:value="167">
            <text:p>167</text:p>
          </table:table-cell>
          <table:table-cell table:formula="of:=ROUNDDOWN(IF(([.N176]*[.N176]*[.$C$33]/1000+[.$D$33])&gt;100;100;IF(([.N176]*[.N176]*[.$C$33]/1000+[.$D$33])&lt;20;20;[.N176]*[.N176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5">
            <text:p>195</text:p>
          </table:table-cell>
          <table:table-cell table:formula="of:=IF(([.M177]+[.$E$33])&lt;20;20;[.M177]+[.$E$33])" office:value-type="float" office:value="168">
            <text:p>168</text:p>
          </table:table-cell>
          <table:table-cell table:formula="of:=ROUNDDOWN(IF(([.N177]*[.N177]*[.$C$33]/1000+[.$D$33])&gt;100;100;IF(([.N177]*[.N177]*[.$C$33]/1000+[.$D$33])&lt;20;20;[.N177]*[.N177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6">
            <text:p>196</text:p>
          </table:table-cell>
          <table:table-cell table:formula="of:=IF(([.M178]+[.$E$33])&lt;20;20;[.M178]+[.$E$33])" office:value-type="float" office:value="169">
            <text:p>169</text:p>
          </table:table-cell>
          <table:table-cell table:formula="of:=ROUNDDOWN(IF(([.N178]*[.N178]*[.$C$33]/1000+[.$D$33])&gt;100;100;IF(([.N178]*[.N178]*[.$C$33]/1000+[.$D$33])&lt;20;20;[.N178]*[.N178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7">
            <text:p>197</text:p>
          </table:table-cell>
          <table:table-cell table:formula="of:=IF(([.M179]+[.$E$33])&lt;20;20;[.M179]+[.$E$33])" office:value-type="float" office:value="170">
            <text:p>170</text:p>
          </table:table-cell>
          <table:table-cell table:formula="of:=ROUNDDOWN(IF(([.N179]*[.N179]*[.$C$33]/1000+[.$D$33])&gt;100;100;IF(([.N179]*[.N179]*[.$C$33]/1000+[.$D$33])&lt;20;20;[.N179]*[.N179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8">
            <text:p>198</text:p>
          </table:table-cell>
          <table:table-cell table:formula="of:=IF(([.M180]+[.$E$33])&lt;20;20;[.M180]+[.$E$33])" office:value-type="float" office:value="171">
            <text:p>171</text:p>
          </table:table-cell>
          <table:table-cell table:formula="of:=ROUNDDOWN(IF(([.N180]*[.N180]*[.$C$33]/1000+[.$D$33])&gt;100;100;IF(([.N180]*[.N180]*[.$C$33]/1000+[.$D$33])&lt;20;20;[.N180]*[.N180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199">
            <text:p>199</text:p>
          </table:table-cell>
          <table:table-cell table:formula="of:=IF(([.M181]+[.$E$33])&lt;20;20;[.M181]+[.$E$33])" office:value-type="float" office:value="172">
            <text:p>172</text:p>
          </table:table-cell>
          <table:table-cell table:formula="of:=ROUNDDOWN(IF(([.N181]*[.N181]*[.$C$33]/1000+[.$D$33])&gt;100;100;IF(([.N181]*[.N181]*[.$C$33]/1000+[.$D$33])&lt;20;20;[.N181]*[.N181]*[.$C$33]/1000+[.$D$33])))" office:value-type="float" office:value="100">
            <text:p>100</text:p>
          </table:table-cell>
        </table:table-row>
        <table:table-row table:style-name="ro2">
          <table:table-cell table:number-columns-repeated="12"/>
          <table:table-cell office:value-type="float" office:value="200">
            <text:p>200</text:p>
          </table:table-cell>
          <table:table-cell table:formula="of:=IF(([.M182]+[.$E$33])&lt;20;20;[.M182]+[.$E$33])" office:value-type="float" office:value="173">
            <text:p>173</text:p>
          </table:table-cell>
          <table:table-cell table:formula="of:=ROUNDDOWN(IF(([.N182]*[.N182]*[.$C$33]/1000+[.$D$33])&gt;100;100;IF(([.N182]*[.N182]*[.$C$33]/1000+[.$D$33])&lt;20;20;[.N182]*[.N182]*[.$C$33]/1000+[.$D$33])))" office:value-type="float" office:value="100">
            <text:p>100</text:p>
          </table:table-cell>
        </table:table-row>
        <table:table-row table:style-name="ro2" table:number-rows-repeated="18">
          <table:table-cell table:number-columns-repeated="15"/>
        </table:table-row>
        <table:table-row table:style-name="ro2" table:number-rows-repeated="104837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4" number:min-integer-digits="1"/>
    </number:number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.00.0000</text:date>, <text:time style:data-style-name="N2" text:time-value="0000-00-00T14:20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20:24:57</meta:creation-date>
    <dc:date>2013-06-11T20:32:16</dc:date>
    <meta:editing-duration>PT4H57M21S</meta:editing-duration>
    <meta:editing-cycles>2</meta:editing-cycles>
    <meta:generator>LibreOffice/3.6$Linux_X86_64 LibreOffice_project/360m1$Build-2</meta:generator>
    <meta:document-statistic meta:table-count="1" meta:cell-count="5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" chart:maximum="10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84cm" svg:height="12.69cm" xlink:href=".." xlink:type="simple" chart:class="chart:scatter" chart:style-name="ch1">
        <chart:title svg:x="5.967cm" svg:y="0.389cm" chart:style-name="ch2">
          <text:p>GPU Fan Speed Graph</text:p>
        </chart:title>
        <chart:subtitle svg:x="6.351cm" svg:y="1.421cm" chart:style-name="ch3">
          <text:p>fglrxFanSpeedControl</text:p>
        </chart:subtitle>
        <chart:plot-area chart:style-name="ch4" table:cell-range-address="Sheet1.M2:Sheet1.M182 Sheet1.O1:Sheet1.O182" svg:x="1.346cm" svg:y="2.61cm" svg:width="14.768cm" svg:height="8.846cm">
          <chartooo:coordinate-region svg:x="2.153cm" svg:y="2.809cm" svg:width="13.681cm" svg:height="8cm"/>
          <chart:axis chart:dimension="x" chart:name="primary-x" chart:style-name="ch5">
            <chart:title svg:x="7.733cm" svg:y="11.709cm" chart:style-name="ch6">
              <text:p>GPU temp, C</text:p>
            </chart:title>
            <chart:grid chart:style-name="ch7" chart:class="major"/>
          </chart:axis>
          <chart:axis chart:dimension="y" chart:name="primary-y" chart:style-name="ch8">
            <chart:title svg:x="0.451cm" svg:y="8.069cm" chart:style-name="ch9">
              <text:p>Fan speed, %</text:p>
            </chart:title>
            <chart:grid chart:style-name="ch7" chart:class="major"/>
          </chart:axis>
          <chart:series chart:style-name="ch10" chart:values-cell-range-address="Sheet1.O1:Sheet1.O182" chart:class="chart:scatter">
            <chart:domain table:cell-range-address="Sheet1.M2:Sheet1.M182"/>
            <chart:data-point chart:repeated="1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M2:Sheet1.M182</svg:desc>
                </draw:g>
              </table:table-cell>
              <table:table-cell office:value-type="float" office:value="NaN">
                <text:p>NaN</text:p>
                <draw:g>
                  <svg:desc>Sheet1.O1:Sheet1.O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2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3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6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9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1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9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2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3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6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7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8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9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3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6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8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9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2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5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7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9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